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ella1" style:family="table">
      <style:table-properties style:width="15.875cm" fo:margin-left="-0.191cm" fo:margin-top="0cm" fo:margin-bottom="0cm" table:align="left"/>
    </style:style>
    <style:style style:name="Tabella1.A" style:family="table-column">
      <style:table-column-properties style:column-width="5.292cm"/>
    </style:style>
    <style:style style:name="Tabella1.1" style:family="table-row">
      <style:table-row-properties style:keep-together="true" fo:keep-together="auto"/>
    </style:style>
    <style:style style:name="Tabella1.A1" style:family="table-cell">
      <style:table-cell-properties style:vertical-align="" fo:background-color="#f2f2f2" fo:padding-left="0.191cm" fo:padding-right="0.191cm" fo:padding-top="0cm" fo:padding-bottom="0cm" fo:border="none">
        <style:background-image/>
      </style:table-cell-properties>
    </style:style>
    <style:style style:name="Tabella1.A2" style:family="table-cell">
      <style:table-cell-properties style:vertical-align="" fo:background-color="#ffffff" fo:padding-left="0.191cm" fo:padding-right="0.191cm" fo:padding-top="0cm" fo:padding-bottom="0cm" fo:border="none">
        <style:background-image/>
      </style:table-cell-properties>
    </style:style>
    <style:style style:name="Tabella2" style:family="table">
      <style:table-properties style:width="15.875cm" fo:margin-left="-0.191cm" fo:margin-top="0cm" fo:margin-bottom="0cm" table:align="left"/>
    </style:style>
    <style:style style:name="Tabella2.A" style:family="table-column">
      <style:table-column-properties style:column-width="3.969cm"/>
    </style:style>
    <style:style style:name="Tabella2.1" style:family="table-row">
      <style:table-row-properties style:keep-together="true" fo:keep-together="auto"/>
    </style:style>
    <style:style style:name="Tabella2.A1" style:family="table-cell">
      <style:table-cell-properties style:vertical-align="" fo:background-color="#f2f2f2" fo:padding-left="0.191cm" fo:padding-right="0.191cm" fo:padding-top="0cm" fo:padding-bottom="0cm" fo:border="none">
        <style:background-image/>
      </style:table-cell-properties>
    </style:style>
    <style:style style:name="Tabella2.A2" style:family="table-cell">
      <style:table-cell-properties style:vertical-align="" fo:background-color="#ffffff" fo:padding-left="0.191cm" fo:padding-right="0.191cm" fo:padding-top="0cm" fo:padding-bottom="0cm" fo:border="none">
        <style:background-image/>
      </style:table-cell-properties>
    </style:style>
    <style:style style:name="Tabella3" style:family="table">
      <style:table-properties style:width="15.875cm" fo:margin-left="-0.191cm" fo:margin-top="0cm" fo:margin-bottom="0cm" table:align="left"/>
    </style:style>
    <style:style style:name="Tabella3.A" style:family="table-column">
      <style:table-column-properties style:column-width="3.969cm"/>
    </style:style>
    <style:style style:name="Tabella3.1" style:family="table-row">
      <style:table-row-properties style:keep-together="true" fo:keep-together="auto"/>
    </style:style>
    <style:style style:name="Tabella3.A1" style:family="table-cell">
      <style:table-cell-properties style:vertical-align="" fo:background-color="#f2f2f2" fo:padding-left="0.191cm" fo:padding-right="0.191cm" fo:padding-top="0cm" fo:padding-bottom="0cm" fo:border="none">
        <style:background-image/>
      </style:table-cell-properties>
    </style:style>
    <style:style style:name="Tabella3.A2" style:family="table-cell">
      <style:table-cell-properties style:vertical-align="" fo:background-color="#ffffff" fo:padding-left="0.191cm" fo:padding-right="0.191cm" fo:padding-top="0cm" fo:padding-bottom="0cm" fo:border="none">
        <style:background-image/>
      </style:table-cell-properties>
    </style:style>
    <style:style style:name="Tabella4" style:family="table">
      <style:table-properties style:width="15.875cm" fo:margin-left="-0.191cm" fo:margin-top="0cm" fo:margin-bottom="0cm" table:align="left"/>
    </style:style>
    <style:style style:name="Tabella4.A" style:family="table-column">
      <style:table-column-properties style:column-width="3.969cm"/>
    </style:style>
    <style:style style:name="Tabella4.1" style:family="table-row">
      <style:table-row-properties style:keep-together="true" fo:keep-together="auto"/>
    </style:style>
    <style:style style:name="Tabella4.A1" style:family="table-cell">
      <style:table-cell-properties style:vertical-align="" fo:background-color="#f2f2f2" fo:padding-left="0.191cm" fo:padding-right="0.191cm" fo:padding-top="0cm" fo:padding-bottom="0cm" fo:border="none">
        <style:background-image/>
      </style:table-cell-properties>
    </style:style>
    <style:style style:name="Tabella4.A2" style:family="table-cell">
      <style:table-cell-properties style:vertical-align="" fo:background-color="#ffffff" fo:padding-left="0.191cm" fo:padding-right="0.191cm" fo:padding-top="0cm" fo:padding-bottom="0cm" fo:border="none">
        <style:background-image/>
      </style:table-cell-properties>
    </style:style>
    <style:style style:name="Tabella5" style:family="table">
      <style:table-properties style:width="15.875cm" fo:margin-left="-0.191cm" fo:margin-top="0cm" fo:margin-bottom="0cm" table:align="left"/>
    </style:style>
    <style:style style:name="Tabella5.A" style:family="table-column">
      <style:table-column-properties style:column-width="3.969cm"/>
    </style:style>
    <style:style style:name="Tabella5.1" style:family="table-row">
      <style:table-row-properties style:keep-together="true" fo:keep-together="auto"/>
    </style:style>
    <style:style style:name="Tabella5.A1" style:family="table-cell">
      <style:table-cell-properties style:vertical-align="" fo:background-color="#f2f2f2" fo:padding-left="0.191cm" fo:padding-right="0.191cm" fo:padding-top="0cm" fo:padding-bottom="0cm" fo:border="none">
        <style:background-image/>
      </style:table-cell-properties>
    </style:style>
    <style:style style:name="Tabella6" style:family="table">
      <style:table-properties style:width="15.875cm" fo:margin-left="-0.191cm" fo:margin-top="0cm" fo:margin-bottom="0cm" table:align="left"/>
    </style:style>
    <style:style style:name="Tabella6.A" style:family="table-column">
      <style:table-column-properties style:column-width="3.969cm"/>
    </style:style>
    <style:style style:name="Tabella6.1" style:family="table-row">
      <style:table-row-properties style:keep-together="true" fo:keep-together="auto"/>
    </style:style>
    <style:style style:name="Tabella6.A1" style:family="table-cell">
      <style:table-cell-properties style:vertical-align="" fo:background-color="#f2f2f2" fo:padding-left="0.191cm" fo:padding-right="0.191cm" fo:padding-top="0cm" fo:padding-bottom="0cm" fo:border="none">
        <style:background-image/>
      </style:table-cell-properties>
    </style:style>
    <style:style style:name="Tabella7" style:family="table">
      <style:table-properties style:width="15.875cm" fo:margin-left="-0.191cm" fo:margin-top="0cm" fo:margin-bottom="0cm" table:align="left"/>
    </style:style>
    <style:style style:name="Tabella7.A" style:family="table-column">
      <style:table-column-properties style:column-width="3.969cm"/>
    </style:style>
    <style:style style:name="Tabella7.1" style:family="table-row">
      <style:table-row-properties style:keep-together="true" fo:keep-together="auto"/>
    </style:style>
    <style:style style:name="Tabella7.A1" style:family="table-cell">
      <style:table-cell-properties style:vertical-align="" fo:background-color="#f2f2f2" fo:padding-left="0.191cm" fo:padding-right="0.191cm" fo:padding-top="0cm" fo:padding-bottom="0cm" fo:border="none">
        <style:background-image/>
      </style:table-cell-properties>
    </style:style>
    <style:style style:name="Tabella8" style:family="table">
      <style:table-properties style:width="15.875cm" fo:margin-left="-0.191cm" fo:margin-top="0cm" fo:margin-bottom="0cm" table:align="left"/>
    </style:style>
    <style:style style:name="Tabella8.A" style:family="table-column">
      <style:table-column-properties style:column-width="3.969cm"/>
    </style:style>
    <style:style style:name="Tabella8.1" style:family="table-row">
      <style:table-row-properties style:keep-together="true" fo:keep-together="auto"/>
    </style:style>
    <style:style style:name="Tabella8.A1" style:family="table-cell">
      <style:table-cell-properties style:vertical-align="" fo:background-color="#f2f2f2" fo:padding-left="0.191cm" fo:padding-right="0.191cm" fo:padding-top="0cm" fo:padding-bottom="0cm" fo:border="none">
        <style:background-image/>
      </style:table-cell-properties>
    </style:style>
    <style:style style:name="Tabella9" style:family="table">
      <style:table-properties style:width="15.875cm" fo:margin-left="-0.191cm" fo:margin-top="0cm" fo:margin-bottom="0cm" table:align="left"/>
    </style:style>
    <style:style style:name="Tabella9.A" style:family="table-column">
      <style:table-column-properties style:column-width="3.969cm"/>
    </style:style>
    <style:style style:name="Tabella9.1" style:family="table-row">
      <style:table-row-properties style:keep-together="true" fo:keep-together="auto"/>
    </style:style>
    <style:style style:name="Tabella9.A1" style:family="table-cell">
      <style:table-cell-properties style:vertical-align="" fo:background-color="#f2f2f2" fo:padding-left="0.191cm" fo:padding-right="0.191cm" fo:padding-top="0cm" fo:padding-bottom="0cm" fo:border="none">
        <style:background-image/>
      </style:table-cell-properties>
    </style:style>
    <style:style style:name="Tabella10" style:family="table">
      <style:table-properties style:width="15.875cm" fo:margin-left="-0.191cm" fo:margin-top="0cm" fo:margin-bottom="0cm" table:align="left"/>
    </style:style>
    <style:style style:name="Tabella10.A" style:family="table-column">
      <style:table-column-properties style:column-width="3.969cm"/>
    </style:style>
    <style:style style:name="Tabella10.1" style:family="table-row">
      <style:table-row-properties style:keep-together="true" fo:keep-together="auto"/>
    </style:style>
    <style:style style:name="Tabella10.A1" style:family="table-cell">
      <style:table-cell-properties style:vertical-align="" fo:background-color="#f2f2f2" fo:padding-left="0.191cm" fo:padding-right="0.191cm" fo:padding-top="0cm" fo:padding-bottom="0cm" fo:border="none">
        <style:background-image/>
      </style:table-cell-properties>
    </style:style>
    <style:style style:name="Tabella11" style:family="table">
      <style:table-properties style:width="15.875cm" fo:margin-left="-0.191cm" fo:margin-top="0cm" fo:margin-bottom="0cm" table:align="left"/>
    </style:style>
    <style:style style:name="Tabella11.A" style:family="table-column">
      <style:table-column-properties style:column-width="3.969cm"/>
    </style:style>
    <style:style style:name="Tabella11.1" style:family="table-row">
      <style:table-row-properties style:keep-together="true" fo:keep-together="auto"/>
    </style:style>
    <style:style style:name="Tabella11.A1" style:family="table-cell">
      <style:table-cell-properties style:vertical-align="" fo:background-color="#f2f2f2" fo:padding-left="0.191cm" fo:padding-right="0.191cm" fo:padding-top="0cm" fo:padding-bottom="0cm" fo:border="none">
        <style:background-image/>
      </style:table-cell-properties>
    </style:style>
    <style:style style:name="Tabella12" style:family="table">
      <style:table-properties style:width="15.875cm" fo:margin-left="-0.191cm" fo:margin-top="0cm" fo:margin-bottom="0cm" table:align="left"/>
    </style:style>
    <style:style style:name="Tabella12.A" style:family="table-column">
      <style:table-column-properties style:column-width="3.969cm"/>
    </style:style>
    <style:style style:name="Tabella12.1" style:family="table-row">
      <style:table-row-properties style:keep-together="true" fo:keep-together="auto"/>
    </style:style>
    <style:style style:name="Tabella12.A1" style:family="table-cell">
      <style:table-cell-properties style:vertical-align="" fo:background-color="#f2f2f2" fo:padding-left="0.191cm" fo:padding-right="0.191cm" fo:padding-top="0cm" fo:padding-bottom="0cm" fo:border="none">
        <style:background-image/>
      </style:table-cell-properties>
    </style:style>
    <style:style style:name="P1" style:family="paragraph" style:parent-style-name="Standard">
      <style:paragraph-properties style:text-autospace="none"/>
    </style:style>
    <style:style style:name="P2" style:family="paragraph" style:parent-style-name="Standard">
      <style:paragraph-properties fo:margin-left="0cm" fo:margin-right="0.635cm" fo:margin-top="0cm" fo:margin-bottom="0.635cm" fo:line-height="100%" fo:text-indent="0cm" style:auto-text-indent="false" fo:background-color="#ffffff" fo:padding="0cm" fo:border="none">
        <style:background-image/>
      </style:paragraph-properties>
    </style:style>
    <style:style style:name="P3" style:family="paragraph" style:parent-style-name="Standard">
      <style:paragraph-properties fo:margin-left="0cm" fo:margin-right="0.635cm" fo:margin-top="0cm" fo:margin-bottom="0.635cm" fo:line-height="100%" fo:text-indent="0cm" style:auto-text-indent="false"/>
    </style:style>
    <style:style style:name="P4" style:family="paragraph" style:parent-style-name="Standard">
      <style:paragraph-properties fo:margin-left="0cm" fo:margin-right="0.635cm" fo:margin-top="0cm" fo:margin-bottom="0.635cm" fo:line-height="100%" fo:text-indent="0cm" style:auto-text-indent="false"/>
      <style:text-properties fo:color="#1f1f1f" fo:font-weight="bold" style:font-weight-asian="bold"/>
    </style:style>
    <style:style style:name="P5" style:family="paragraph" style:parent-style-name="Standard">
      <style:paragraph-properties fo:margin-left="0cm" fo:margin-right="0.635cm" fo:margin-top="0cm" fo:margin-bottom="0.635cm" fo:line-height="100%" fo:text-indent="0cm" style:auto-text-indent="false"/>
      <style:text-properties fo:color="#1f1f1f"/>
    </style:style>
    <style:style style:name="P6" style:family="paragraph" style:parent-style-name="Standard">
      <style:paragraph-properties fo:margin-left="0cm" fo:margin-right="0.635cm" fo:text-indent="0cm" style:auto-text-indent="false" fo:background-color="#ffffff" fo:padding="0cm" fo:border="none">
        <style:background-image/>
      </style:paragraph-properties>
    </style:style>
    <style:style style:name="P7" style:family="paragraph" style:parent-style-name="Standard">
      <style:paragraph-properties fo:margin-left="0cm" fo:margin-right="0.635cm" fo:text-indent="0cm" style:auto-text-indent="false" fo:background-color="#ffffff" fo:padding="0cm" fo:border="none">
        <style:background-image/>
      </style:paragraph-properties>
      <style:text-properties fo:color="#1f1f1f"/>
    </style:style>
    <style:style style:name="P8" style:family="paragraph" style:parent-style-name="Standard">
      <style:paragraph-properties fo:margin-left="0cm" fo:margin-right="0.635cm" fo:text-indent="0cm" style:auto-text-indent="false" fo:background-color="#ffffff" fo:padding="0cm" fo:border="none">
        <style:background-image/>
      </style:paragraph-properties>
      <style:text-properties fo:color="#1f1f1f" style:font-name="Courier" style:font-name-asian="Courier1" style:font-name-complex="Courier1"/>
    </style:style>
    <style:style style:name="P9" style:family="paragraph" style:parent-style-name="Standard">
      <style:paragraph-properties fo:margin-left="0cm" fo:margin-right="0.635cm" fo:text-indent="0cm" style:auto-text-indent="false" fo:background-color="#ffffff" fo:padding="0cm" fo:border="none">
        <style:background-image/>
      </style:paragraph-properties>
      <style:text-properties fo:color="#444746"/>
    </style:style>
    <style:style style:name="P10" style:family="paragraph" style:parent-style-name="Standard">
      <style:paragraph-properties fo:margin-left="0cm" fo:margin-right="0.635cm" fo:text-indent="0cm" style:auto-text-indent="false"/>
    </style:style>
    <style:style style:name="P11" style:family="paragraph" style:parent-style-name="Standard">
      <style:paragraph-properties fo:margin-left="0cm" fo:margin-right="0.635cm" fo:text-indent="0cm" style:auto-text-indent="false"/>
      <style:text-properties fo:color="#1f1f1f"/>
    </style:style>
    <style:style style:name="P12" style:family="paragraph" style:parent-style-name="Standard">
      <style:paragraph-properties fo:margin-left="0cm" fo:margin-right="0.635cm" fo:text-indent="0cm" style:auto-text-indent="false"/>
      <style:text-properties fo:color="#1f1f1f" style:font-name="Courier" style:font-name-asian="Courier1" style:font-name-complex="Courier1"/>
    </style:style>
    <style:style style:name="P13" style:family="paragraph" style:parent-style-name="Standard">
      <style:paragraph-properties fo:margin-left="0cm" fo:margin-right="0.635cm" fo:text-indent="0cm" style:auto-text-indent="false"/>
      <style:text-properties fo:color="#1f1f1f" style:font-name="Courier" fo:font-size="14pt" fo:font-weight="bold" style:font-name-asian="Courier1" style:font-size-asian="14pt" style:font-weight-asian="bold" style:font-name-complex="Courier1" style:font-size-complex="14pt" style:font-weight-complex="bold"/>
    </style:style>
    <style:style style:name="P14" style:family="paragraph" style:parent-style-name="Standard">
      <style:paragraph-properties fo:margin-left="0cm" fo:margin-right="0.635cm" fo:text-indent="0cm" style:auto-text-indent="false"/>
      <style:text-properties fo:color="#1f1f1f" style:font-name="Courier" fo:font-size="10pt" style:font-name-asian="Courier1" style:font-size-asian="10pt" style:font-name-complex="Courier1" style:font-size-complex="10pt"/>
    </style:style>
    <style:style style:name="P15" style:family="paragraph" style:parent-style-name="Standard">
      <style:paragraph-properties fo:margin-left="0cm" fo:margin-right="0.635cm" fo:text-indent="0cm" style:auto-text-indent="false"/>
      <style:text-properties fo:color="#1f1f1f" fo:font-weight="bold" style:font-weight-asian="bold"/>
    </style:style>
    <style:style style:name="P16" style:family="paragraph" style:parent-style-name="Standard">
      <style:paragraph-properties fo:margin-left="0cm" fo:margin-right="0.635cm" fo:text-indent="0cm" style:auto-text-indent="false"/>
      <style:text-properties fo:color="#444746"/>
    </style:style>
    <style:style style:name="P17" style:family="paragraph" style:parent-style-name="Heading_20_3">
      <style:paragraph-properties fo:margin-left="0cm" fo:margin-right="0.635cm" fo:text-indent="0cm" style:auto-text-indent="false"/>
      <style:text-properties fo:color="#1f1f1f" style:font-name="Courier" style:font-name-asian="Courier1" style:font-name-complex="Courier1"/>
    </style:style>
    <style:style style:name="P18" style:family="paragraph" style:parent-style-name="Standard">
      <style:paragraph-properties fo:margin-left="0.423cm" fo:margin-right="0.635cm" fo:text-indent="0cm" style:auto-text-indent="false" fo:background-color="#ffffff" fo:padding="0cm" fo:border="none">
        <style:background-image/>
      </style:paragraph-properties>
      <style:text-properties fo:color="#444746"/>
    </style:style>
    <style:style style:name="P19" style:family="paragraph" style:parent-style-name="Standard">
      <style:paragraph-properties fo:margin-left="0.423cm" fo:margin-right="0.635cm" fo:text-indent="0cm" style:auto-text-indent="false"/>
      <style:text-properties fo:color="#444746"/>
    </style:style>
    <style:style style:name="P20" style:family="paragraph" style:parent-style-name="Preformatted_20_Text">
      <style:paragraph-properties fo:padding="0.049cm" fo:border="0.002cm solid #d9d9e3"/>
    </style:style>
    <style:style style:name="P21" style:family="paragraph" style:parent-style-name="Preformatted_20_Text">
      <style:paragraph-properties fo:margin-top="0cm" fo:margin-bottom="0.499cm" fo:padding="0.049cm" fo:border="0.002cm solid #d9d9e3"/>
    </style:style>
    <style:style style:name="P22" style:family="paragraph" style:parent-style-name="Standard">
      <style:paragraph-properties fo:margin-left="0cm" fo:margin-right="0.635cm" fo:margin-top="0cm" fo:margin-bottom="0.635cm" fo:line-height="100%" fo:text-indent="0cm" style:auto-text-indent="false" fo:background-color="#ffffff" fo:padding="0cm" fo:border="none">
        <style:background-image/>
      </style:paragraph-properties>
      <style:text-properties fo:color="#1f1f1f"/>
    </style:style>
    <style:style style:name="P23" style:family="paragraph" style:parent-style-name="Standard">
      <style:paragraph-properties fo:margin-left="0cm" fo:margin-right="0.635cm" fo:margin-top="0cm" fo:margin-bottom="0.635cm" fo:line-height="100%" fo:text-indent="0cm" style:auto-text-indent="false" fo:background-color="#ffffff" fo:padding="0cm" fo:border="none">
        <style:background-image/>
      </style:paragraph-properties>
      <style:text-properties fo:color="#1f1f1f" fo:font-weight="bold" style:font-weight-asian="bold"/>
    </style:style>
    <style:style style:name="P24" style:family="paragraph" style:parent-style-name="Standard">
      <style:paragraph-properties fo:margin-left="0cm" fo:margin-right="0.635cm" fo:margin-top="0cm" fo:margin-bottom="0.635cm" fo:line-height="100%" fo:text-indent="0cm" style:auto-text-indent="false"/>
      <style:text-properties fo:color="#1f1f1f"/>
    </style:style>
    <style:style style:name="P25" style:family="paragraph" style:parent-style-name="Standard">
      <style:paragraph-properties fo:margin-left="0cm" fo:margin-right="0.635cm" fo:margin-top="0cm" fo:margin-bottom="0.635cm" fo:line-height="100%" fo:text-indent="0cm" style:auto-text-indent="false"/>
      <style:text-properties fo:color="#1f1f1f" fo:font-weight="bold" style:font-weight-asian="bold"/>
    </style:style>
    <style:style style:name="P26" style:family="paragraph" style:parent-style-name="Standard">
      <style:paragraph-properties fo:margin-left="0cm" fo:margin-right="0.635cm" fo:margin-top="0.635cm" fo:margin-bottom="0.635cm" fo:line-height="100%" fo:text-indent="0cm" style:auto-text-indent="false" fo:background-color="#ffffff" fo:padding="0cm" fo:border="none">
        <style:background-image/>
      </style:paragraph-properties>
      <style:text-properties fo:color="#1f1f1f" fo:font-weight="bold" style:font-weight-asian="bold"/>
    </style:style>
    <style:style style:name="P27" style:family="paragraph" style:parent-style-name="Standard">
      <style:paragraph-properties fo:margin-left="0cm" fo:margin-right="0.635cm" fo:text-indent="0cm" style:auto-text-indent="false"/>
    </style:style>
    <style:style style:name="P28" style:family="paragraph" style:parent-style-name="Standard">
      <style:paragraph-properties fo:margin-left="0cm" fo:margin-right="0.635cm" fo:text-indent="0cm" style:auto-text-indent="false"/>
      <style:text-properties fo:color="#1f1f1f" style:font-name="Courier" style:font-name-asian="Courier1" style:font-name-complex="Courier1"/>
    </style:style>
    <style:style style:name="P29" style:family="paragraph" style:parent-style-name="Standard">
      <style:paragraph-properties fo:margin-left="0cm" fo:margin-right="0.635cm" fo:text-indent="0cm" style:auto-text-indent="false"/>
      <style:text-properties fo:color="#1f1f1f" style:font-name="Courier" fo:font-size="10pt" style:font-name-asian="Courier1" style:font-size-asian="10pt" style:font-name-complex="Courier1" style:font-size-complex="10pt"/>
    </style:style>
    <style:style style:name="P30" style:family="paragraph" style:parent-style-name="Standard">
      <style:paragraph-properties fo:margin-left="0cm" fo:margin-right="0.635cm" fo:margin-top="0.397cm" fo:margin-bottom="0.635cm" fo:line-height="100%" fo:orphans="2" fo:widows="2" fo:text-indent="0cm" style:auto-text-indent="false" fo:background-color="#ffffff" fo:padding="0cm" fo:border="none" style:writing-mode="lr-tb">
        <style:background-image/>
      </style:paragraph-properties>
    </style:style>
    <style:style style:name="P31" style:family="paragraph" style:parent-style-name="Standard" style:list-style-name="">
      <style:paragraph-properties style:text-autospace="none"/>
    </style:style>
    <style:style style:name="P3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3" style:family="paragraph" style:parent-style-name="Standard" style:list-style-name="WWNum1">
      <style:paragraph-properties fo:margin-left="0.953cm" fo:margin-right="0.635cm" fo:margin-top="0cm" fo:margin-bottom="0cm" fo:line-height="100%" fo:text-indent="-0.635cm" style:auto-text-indent="false" fo:background-color="#ffffff" fo:padding="0cm" fo:border="none">
        <style:background-image/>
      </style:paragraph-properties>
    </style:style>
    <style:style style:name="P34" style:family="paragraph" style:parent-style-name="Standard" style:list-style-name="WWNum1">
      <style:paragraph-properties fo:margin-left="0.953cm" fo:margin-right="0.635cm" fo:margin-top="0cm" fo:margin-bottom="0.265cm" fo:line-height="100%" fo:text-indent="-0.635cm" style:auto-text-indent="false" fo:background-color="#ffffff" fo:padding="0cm" fo:border="none">
        <style:background-image/>
      </style:paragraph-properties>
    </style:style>
    <style:style style:name="P35" style:family="paragraph" style:parent-style-name="Standard">
      <style:paragraph-properties fo:margin-top="0.489cm" fo:margin-bottom="0.489cm" fo:line-height="100%" fo:background-color="#ffffff" fo:padding="0cm" fo:border="none">
        <style:background-image/>
      </style:paragraph-properties>
      <style:text-properties fo:color="#1f1f1f"/>
    </style:style>
    <style:style style:name="P36" style:family="paragraph" style:parent-style-name="Standard">
      <style:paragraph-properties fo:margin-top="0.489cm" fo:margin-bottom="0.489cm" fo:line-height="100%"/>
      <style:text-properties fo:color="#1f1f1f"/>
    </style:style>
    <style:style style:name="P37" style:family="paragraph" style:parent-style-name="Standard">
      <style:paragraph-properties fo:margin-top="0.423cm" fo:margin-bottom="0.423cm" fo:line-height="100%" fo:background-color="#ffffff" fo:padding="0cm" fo:border="none">
        <style:background-image/>
      </style:paragraph-properties>
      <style:text-properties fo:color="#1f1f1f"/>
    </style:style>
    <style:style style:name="P38" style:family="paragraph" style:parent-style-name="Standard">
      <style:paragraph-properties fo:margin-top="0.423cm" fo:margin-bottom="0.423cm" fo:line-height="100%"/>
      <style:text-properties fo:color="#1f1f1f"/>
    </style:style>
    <style:style style:name="P39" style:family="paragraph" style:parent-style-name="Standard">
      <style:paragraph-properties fo:margin-left="0.423cm" fo:margin-right="0.635cm" fo:text-indent="0cm" style:auto-text-indent="false"/>
      <style:text-properties fo:color="#444746"/>
    </style:style>
    <style:style style:name="P40" style:family="paragraph" style:parent-style-name="Heading_20_3">
      <style:paragraph-properties fo:margin-left="0cm" fo:margin-right="0.635cm" fo:text-indent="0cm" style:auto-text-indent="false"/>
      <style:text-properties fo:color="#1f1f1f" style:font-name="Courier" style:font-name-asian="Courier1" style:font-name-complex="Courier1"/>
    </style:style>
    <style:style style:name="P41" style:family="paragraph" style:parent-style-name="Heading_20_3">
      <style:paragraph-properties fo:margin-left="0cm" fo:margin-right="0.635cm" fo:margin-top="0.423cm" fo:margin-bottom="0.635cm" fo:line-height="100%" fo:text-indent="0cm" style:auto-text-indent="false"/>
      <style:text-properties fo:font-size="11pt" style:font-size-asian="11pt" style:font-size-complex="11pt"/>
    </style:style>
    <style:style style:name="P42" style:family="paragraph" style:parent-style-name="Heading_20_3">
      <style:paragraph-properties fo:margin-left="0cm" fo:margin-right="0.635cm" fo:margin-top="0.397cm" fo:margin-bottom="0.635cm" fo:orphans="2" fo:widows="2" fo:text-indent="0cm" style:auto-text-indent="false" style:writing-mode="lr-tb"/>
      <style:text-properties style:use-window-font-color="true" fo:font-size="11pt" style:font-size-asian="11pt" style:font-size-complex="11pt"/>
    </style:style>
    <style:style style:name="P43" style:family="paragraph" style:parent-style-name="Preformatted_20_Text">
      <style:paragraph-properties fo:margin-top="0cm" fo:margin-bottom="0.499cm" fo:padding="0.049cm" fo:border="0.002cm solid #d9d9e3"/>
    </style:style>
    <style:style style:name="P44" style:family="paragraph" style:parent-style-name="Preformatted_20_Text">
      <style:paragraph-properties fo:padding="0.049cm" fo:border="0.002cm solid #d9d9e3"/>
    </style:style>
    <style:style style:name="P45" style:family="paragraph" style:parent-style-name="Heading_20_1" style:master-page-name="Standard">
      <style:paragraph-properties fo:margin-left="0cm" fo:margin-right="0.635cm" fo:margin-top="0.423cm" fo:margin-bottom="0.635cm" fo:line-height="100%" fo:text-indent="0cm" style:auto-text-indent="false" style:page-number="auto"/>
      <style:text-properties fo:font-size="11pt" style:font-size-asian="11pt" style:font-size-complex="11pt"/>
    </style:style>
    <style:style style:name="P46" style:family="paragraph" style:parent-style-name="Heading_20_2">
      <style:paragraph-properties fo:margin-left="0cm" fo:margin-right="0.635cm" fo:margin-top="0.397cm" fo:margin-bottom="0.635cm" fo:line-height="100%" fo:text-indent="0cm" style:auto-text-indent="false"/>
      <style:text-properties fo:font-size="11pt" style:font-size-asian="11pt" style:font-size-complex="11pt"/>
    </style:style>
    <style:style style:name="P47" style:family="paragraph" style:parent-style-name="Heading_20_2">
      <style:paragraph-properties fo:margin-left="0cm" fo:margin-right="0.635cm" fo:margin-top="0.397cm" fo:margin-bottom="0.635cm" fo:orphans="2" fo:widows="2" fo:text-indent="0cm" style:auto-text-indent="false" style:writing-mode="lr-tb"/>
      <style:text-properties style:use-window-font-color="true" fo:font-size="11pt" style:font-size-asian="11pt" style:font-size-complex="11pt"/>
    </style:style>
    <style:style style:name="P48" style:family="paragraph" style:parent-style-name="Heading_20_2">
      <style:paragraph-properties fo:margin-left="0cm" fo:margin-right="0.635cm" fo:margin-top="0.397cm" fo:margin-bottom="0.635cm" fo:line-height="100%" fo:orphans="2" fo:widows="2" fo:text-indent="0cm" style:auto-text-indent="false" fo:background-color="#ffffff" fo:padding="0cm" fo:border="none" style:writing-mode="lr-tb">
        <style:background-image/>
      </style:paragraph-properties>
      <style:text-properties style:use-window-font-color="true" fo:font-size="11pt" style:font-size-asian="11pt" style:font-size-complex="11pt"/>
    </style:style>
    <style:style style:name="P49" style:family="paragraph" style:parent-style-name="Text_20_body">
      <style:paragraph-properties fo:margin-left="0cm" fo:margin-right="0.635cm" fo:margin-top="0.397cm" fo:margin-bottom="0.635cm" fo:line-height="100%" fo:text-indent="0cm" style:auto-text-indent="false"/>
      <style:text-properties fo:font-size="11pt" style:font-size-asian="11pt" style:font-size-complex="11pt"/>
    </style:style>
    <style:style style:name="P50" style:family="paragraph" style:parent-style-name="Text_20_body">
      <style:paragraph-properties fo:margin-left="0cm" fo:margin-right="0.635cm" fo:margin-top="0.397cm" fo:margin-bottom="0.635cm" fo:orphans="2" fo:widows="2" fo:text-indent="0cm" style:auto-text-indent="false" style:writing-mode="lr-tb"/>
      <style:text-properties style:use-window-font-color="true" fo:font-size="11pt" style:font-size-asian="11pt" style:font-size-complex="11pt"/>
    </style:style>
    <style:style style:name="P51" style:family="paragraph" style:parent-style-name="Text_20_body">
      <style:paragraph-properties fo:margin-left="0cm" fo:margin-right="0.635cm" fo:margin-top="0.397cm" fo:margin-bottom="0.635cm" fo:orphans="2" fo:widows="2" fo:text-indent="0cm" style:auto-text-indent="false" style:writing-mode="lr-tb"/>
      <style:text-properties style:use-window-font-color="true" fo:font-size="10pt" style:font-size-asian="10pt" style:font-size-complex="10pt"/>
    </style:style>
    <style:style style:name="P52" style:family="paragraph" style:parent-style-name="Text_20_body">
      <style:paragraph-properties fo:margin-left="0cm" fo:margin-right="0.635cm" fo:margin-top="0.397cm" fo:margin-bottom="0.635cm" fo:line-height="100%" fo:orphans="2" fo:widows="2" fo:text-indent="0cm" style:auto-text-indent="false" fo:background-color="#ffffff" fo:padding="0cm" fo:border="none" style:writing-mode="lr-tb">
        <style:background-image/>
      </style:paragraph-properties>
      <style:text-properties style:use-window-font-color="true" fo:font-size="11pt" style:font-size-asian="11pt" style:font-size-complex="11pt"/>
    </style:style>
    <style:style style:name="P53" style:family="paragraph" style:parent-style-name="Text_20_body">
      <style:paragraph-properties fo:margin-left="0cm" fo:margin-right="0.635cm" fo:margin-top="0.397cm" fo:margin-bottom="0.635cm" fo:line-height="100%" fo:orphans="2" fo:widows="2" fo:text-indent="0cm" style:auto-text-indent="false" fo:background-color="#ffffff" fo:padding="0cm" fo:border="none" style:writing-mode="lr-tb">
        <style:background-image/>
      </style:paragraph-properties>
    </style:style>
    <style:style style:name="P54" style:family="paragraph" style:parent-style-name="Text_20_body">
      <style:paragraph-properties fo:margin-left="0cm" fo:margin-right="0.635cm" fo:text-indent="0cm" style:auto-text-indent="false"/>
      <style:text-properties fo:color="#1f1f1f" style:font-name="Courier" style:font-name-asian="Courier1" style:font-name-complex="Courier1"/>
    </style:style>
    <style:style style:name="P55" style:family="paragraph" style:parent-style-name="Text_20_body" style:list-style-name="L1">
      <style:paragraph-properties fo:margin-top="0cm" fo:margin-bottom="0cm" fo:padding="0.049cm" fo:border="0.002cm solid #d9d9e3"/>
    </style:style>
    <style:style style:name="P56" style:family="paragraph" style:parent-style-name="Text_20_body" style:list-style-name="L2">
      <style:paragraph-properties fo:margin-top="0cm" fo:margin-bottom="0cm" fo:padding="0.049cm" fo:border="0.002cm solid #d9d9e3"/>
    </style:style>
    <style:style style:name="P57" style:family="paragraph" style:parent-style-name="Text_20_body">
      <style:paragraph-properties fo:padding="0.049cm" fo:border="0.002cm solid #d9d9e3"/>
    </style:style>
    <style:style style:name="P58" style:family="paragraph" style:parent-style-name="Text_20_body" style:list-style-name="L1">
      <style:paragraph-properties fo:padding="0.049cm" fo:border="0.002cm solid #d9d9e3"/>
    </style:style>
    <style:style style:name="P59" style:family="paragraph" style:parent-style-name="Text_20_body" style:list-style-name="L2">
      <style:paragraph-properties fo:padding="0.049cm" fo:border="0.002cm solid #d9d9e3"/>
    </style:style>
    <style:style style:name="T1" style:family="text">
      <style:text-properties fo:color="#1f1f1f"/>
    </style:style>
    <style:style style:name="T2" style:family="text">
      <style:text-properties fo:color="#1f1f1f" fo:font-weight="bold" style:font-weight-asian="bold"/>
    </style:style>
    <style:style style:name="T3" style:family="text">
      <style:text-properties fo:color="#1f1f1f" style:font-name="Courier" style:font-name-asian="Courier1" style:font-name-complex="Courier1"/>
    </style:style>
    <style:style style:name="T4" style:family="text">
      <style:text-properties fo:color="#1f1f1f" style:font-name="Courier" fo:font-size="10pt" style:font-name-asian="Courier1" style:font-size-asian="10pt" style:font-name-complex="Courier1" style:font-size-complex="10pt"/>
    </style:style>
    <style:style style:name="T5" style:family="text">
      <style:text-properties fo:color="#1f1f1f" fo:font-size="10pt" style:font-size-asian="10pt" style:font-size-complex="10pt"/>
    </style:style>
    <style:style style:name="T6" style:family="text">
      <style:text-properties fo:color="#8430ce" style:font-name="Courier" style:font-name-asian="Courier1" style:font-name-complex="Courier1"/>
    </style:style>
    <style:style style:name="T7" style:family="text">
      <style:text-properties fo:color="#b55908" style:font-name="Courier" style:font-name-asian="Courier1" style:font-name-complex="Courier1"/>
    </style:style>
    <style:style style:name="T8" style:family="text">
      <style:text-properties fo:color="#1967d2" style:font-name="Courier" style:font-name-asian="Courier1" style:font-name-complex="Courier1"/>
    </style:style>
    <style:style style:name="T9" style:family="text">
      <style:text-properties fo:color="#188038" style:font-name="Courier" style:font-name-asian="Courier1" style:font-name-complex="Courier1"/>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color="#ff00ff" style:font-name="Consolas" fo:font-size="9.5pt" style:font-name-asian="Consolas" style:font-size-asian="9.5pt" style:font-name-complex="Consolas" style:font-size-complex="9.5pt"/>
    </style:style>
    <style:style style:name="T13" style:family="text">
      <style:text-properties fo:font-variant="normal" fo:text-transform="none" fo:color="#374151" fo:letter-spacing="normal"/>
    </style:style>
    <style:style style:name="T14" style:family="text">
      <style:text-properties fo:font-variant="normal" fo:text-transform="none" fo:color="#374151" style:font-name="S hne" fo:font-size="12pt" fo:letter-spacing="normal" fo:font-style="normal" fo:font-weight="normal"/>
    </style:style>
    <style:style style:name="T15" style:family="text">
      <style:text-properties fo:font-variant="normal" fo:text-transform="none" fo:color="#374151" style:font-name="S hne" fo:font-size="12pt" fo:letter-spacing="normal" fo:font-style="normal" fo:font-weight="normal" style:font-name-asian="Courier1" style:font-name-complex="Courier1"/>
    </style:style>
    <style:style style:name="T16" style:family="text">
      <style:text-properties fo:font-variant="normal" fo:text-transform="none" fo:color="#374151" style:font-name="S hne" fo:font-size="10pt" fo:letter-spacing="normal" fo:font-style="normal" fo:font-weight="normal" style:font-size-asian="10pt" style:font-size-complex="10pt"/>
    </style:style>
    <style:style style:name="T17" style:family="text">
      <style:text-properties fo:font-variant="normal" fo:text-transform="none" fo:color="#374151" fo:font-size="10pt" fo:letter-spacing="normal" style:font-size-asian="10pt" style:font-size-complex="10pt"/>
    </style:style>
    <style:style style:name="T18" style:family="text">
      <style:text-properties fo:font-variant="normal" fo:text-transform="none" fo:color="#374151" style:font-name="Courier" fo:letter-spacing="normal" style:font-name-asian="Courier1" style:font-name-complex="Courier1"/>
    </style:style>
    <style:style style:name="T19" style:family="text">
      <style:text-properties fo:font-variant="normal" fo:text-transform="none" fo:color="#1f1f1f" fo:font-size="10pt" fo:letter-spacing="normal" fo:font-style="normal" fo:font-weight="normal" style:font-size-asian="10pt" style:font-size-complex="10pt"/>
    </style:style>
    <style:style style:name="T20" style:family="text">
      <style:text-properties fo:font-variant="normal" fo:text-transform="none" fo:color="#1f1f1f" fo:font-size="10pt" fo:letter-spacing="normal" style:font-size-asian="10pt" style:font-size-complex="10pt"/>
    </style:style>
    <style:style style:name="T21" style:family="text">
      <style:text-properties fo:font-variant="normal" fo:text-transform="none" fo:color="#1f1f1f" style:font-name="S hne" fo:font-size="12pt" fo:letter-spacing="normal" fo:font-style="normal" fo:font-weight="normal"/>
    </style:style>
    <style:style style:name="T22" style:family="text">
      <style:text-properties fo:font-variant="normal" fo:text-transform="none" fo:color="#1f1f1f" fo:letter-spacing="normal"/>
    </style:style>
    <style:style style:name="T23" style:family="text">
      <style:text-properties fo:font-variant="normal" fo:text-transform="none" style:font-name="S hne" fo:font-size="12pt" fo:letter-spacing="normal" fo:font-style="normal" fo:font-weight="normal"/>
    </style:style>
    <style:style style:name="T24" style:family="text">
      <style:text-properties fo:font-variant="normal" fo:text-transform="none" fo:color="#ffffff" fo:letter-spacing="normal"/>
    </style:style>
    <style:style style:name="T25" style:family="text">
      <style:text-properties fo:font-variant="normal" fo:text-transform="none" fo:color="#ffffff" style:font-name="Söhne Mono" fo:font-size="10.5pt" fo:letter-spacing="normal" fo:font-style="normal" fo:font-weight="normal"/>
    </style:style>
    <style:style style:name="T26" style:family="text">
      <style:text-properties fo:font-size="10pt" style:font-size-asian="10pt" style:font-size-complex="10pt"/>
    </style:style>
    <style:style style:name="T27" style:family="text">
      <style:text-properties fo:color="#808080" style:font-name="Consolas" fo:font-size="9.5pt" style:font-name-asian="Consolas" style:font-size-asian="9.5pt" style:font-name-complex="Consolas" style:font-size-complex="9.5pt"/>
    </style:style>
    <style:style style:name="T28" style:family="text">
      <style:text-properties style:use-window-font-color="true" fo:font-size="11pt" style:font-size-asian="11pt"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 text:name="_lvb1b32gcxat"/>Comandi base</text:h>
      <text:h text:style-name="P46" text:outline-level="2"><text:bookmark text:name="_7b9gd0fysghm"/>OFFSET e Fetch</text:h>
      <text:p text:style-name="P22">I comandi OFFSET e FETCH vengono utilizzati per restituire un sottoinsieme di righe da una tabella.</text:p>
      <text:list xml:id="list4100859979267676395" text:style-name="WWNum1">
        <text:list-item>
          <text:p text:style-name="P33"><text:span text:style-name="T2">OFFSET</text:span><text:span text:style-name="T1"> specifica il numero di righe da saltare prima di restituire i risultati.</text:span></text:p>
        </text:list-item>
        <text:list-item>
          <text:p text:style-name="P34"><text:span text:style-name="T2">FETCH</text:span><text:span text:style-name="T1"> specifica il numero di righe da restituire.</text:span></text:p>
        </text:list-item>
      </text:list>
      <text:p text:style-name="P26">Pseudocodice</text:p>
      <text:p text:style-name="P6"><text:span text:style-name="T6">SELECT</text:span><text:span text:style-name="T3"><text:line-break/> <text:s/>*<text:line-break/></text:span><text:span text:style-name="T6">FROM</text:span><text:span text:style-name="T3"><text:line-break/> <text:s/>tabella<text:line-break/></text:span><text:span text:style-name="T6">OFFSET</text:span><text:span text:style-name="T3"><text:line-break/> <text:s/>offset_row_count<text:line-break/></text:span><text:span text:style-name="T6">ROWS</text:span><text:span text:style-name="T3"><text:line-break/></text:span><text:span text:style-name="T6">FETCH</text:span><text:span text:style-name="T3"><text:line-break/> <text:s/>fetch_row_count<text:line-break/></text:span><text:span text:style-name="T6">ROWS</text:span><text:span text:style-name="T3"><text:line-break/></text:span></text:p>
      <text:p text:style-name="P23">Esempio</text:p>
      <text:p text:style-name="P22">Supponiamo di avere una tabella prodotti con i seguenti dati:</text:p>
      <table:table table:name="Tabella1" table:style-name="Tabella1">
        <table:table-column table:style-name="Tabella1.A" table:number-columns-repeated="3"/>
        <table:table-header-rows>
          <table:table-row table:style-name="Tabella1.1">
            <table:table-cell table:style-name="Tabella1.A1" office:value-type="string">
              <text:p text:style-name="P35">id</text:p>
            </table:table-cell>
            <table:table-cell table:style-name="Tabella1.A1" office:value-type="string">
              <text:p text:style-name="P35">nome</text:p>
            </table:table-cell>
            <table:table-cell table:style-name="Tabella1.A1" office:value-type="string">
              <text:p text:style-name="P35">prezzo</text:p>
            </table:table-cell>
          </table:table-row>
        </table:table-header-rows>
        <table:table-row table:style-name="Tabella1.1">
          <table:table-cell table:style-name="Tabella1.A2" office:value-type="string">
            <text:p text:style-name="P37">1</text:p>
          </table:table-cell>
          <table:table-cell table:style-name="Tabella1.A2" office:value-type="string">
            <text:p text:style-name="P37">Cappello</text:p>
          </table:table-cell>
          <table:table-cell table:style-name="Tabella1.A2" office:value-type="string">
            <text:p text:style-name="P37">10</text:p>
          </table:table-cell>
        </table:table-row>
        <table:table-row table:style-name="Tabella1.1">
          <table:table-cell table:style-name="Tabella1.A2" office:value-type="string">
            <text:p text:style-name="P37">2</text:p>
          </table:table-cell>
          <table:table-cell table:style-name="Tabella1.A2" office:value-type="string">
            <text:p text:style-name="P37">Pantaloni</text:p>
          </table:table-cell>
          <table:table-cell table:style-name="Tabella1.A2" office:value-type="string">
            <text:p text:style-name="P37">20</text:p>
          </table:table-cell>
        </table:table-row>
        <table:table-row table:style-name="Tabella1.1">
          <table:table-cell table:style-name="Tabella1.A2" office:value-type="string">
            <text:p text:style-name="P37">3</text:p>
          </table:table-cell>
          <table:table-cell table:style-name="Tabella1.A2" office:value-type="string">
            <text:p text:style-name="P37">Camicia</text:p>
          </table:table-cell>
          <table:table-cell table:style-name="Tabella1.A2" office:value-type="string">
            <text:p text:style-name="P37">30</text:p>
          </table:table-cell>
        </table:table-row>
        <table:table-row table:style-name="Tabella1.1">
          <table:table-cell table:style-name="Tabella1.A2" office:value-type="string">
            <text:p text:style-name="P37">4</text:p>
          </table:table-cell>
          <table:table-cell table:style-name="Tabella1.A2" office:value-type="string">
            <text:p text:style-name="P37">Scarpe</text:p>
          </table:table-cell>
          <table:table-cell table:style-name="Tabella1.A2" office:value-type="string">
            <text:p text:style-name="P37">40</text:p>
          </table:table-cell>
        </table:table-row>
      </table:table>
      <text:p text:style-name="P22">La seguente query restituirà le prime 10 righe della tabella, partendo dalla quarta riga:</text:p>
      <text:p text:style-name="P18"/>
      <text:p text:style-name="P6"><text:span text:style-name="T6">SELECT</text:span><text:span text:style-name="T3"><text:line-break/> <text:s/>*<text:line-break/></text:span><text:soft-page-break/><text:span text:style-name="T6">FROM</text:span><text:span text:style-name="T3"><text:line-break/> <text:s/>prodotti<text:line-break/></text:span><text:span text:style-name="T6">OFFSET</text:span><text:span text:style-name="T3"><text:line-break/> <text:s/></text:span><text:span text:style-name="T7">3</text:span><text:span text:style-name="T3"><text:line-break/></text:span><text:span text:style-name="T6">ROWS</text:span><text:span text:style-name="T3"><text:line-break/></text:span><text:span text:style-name="T6">FETCH</text:span><text:span text:style-name="T3"><text:line-break/> <text:s/></text:span><text:span text:style-name="T7">10</text:span><text:span text:style-name="T3"><text:line-break/></text:span><text:span text:style-name="T6">ROWS</text:span><text:span text:style-name="T3"><text:line-break/></text:span></text:p>
      <text:p text:style-name="P8"/>
      <text:p text:style-name="P8"/>
      <text:h text:style-name="P46" text:outline-level="2"><text:bookmark text:name="_wy9z8pn6s9zd"/>TOP WITH TIES</text:h>
      <text:p text:style-name="P22">Il comando TOP WITH TIES è simile al comando TOP, ma restituisce anche le righe con lo stesso valore del campo specificato nella clausola ORDER BY.</text:p>
      <text:p text:style-name="P23">Pseudocodice</text:p>
      <text:p text:style-name="P6"><text:span text:style-name="T6">SELECT</text:span><text:span text:style-name="T3"><text:line-break/> <text:s/>*<text:line-break/></text:span><text:span text:style-name="T6">FROM</text:span><text:span text:style-name="T3"><text:line-break/> <text:s/>tabella<text:line-break/></text:span><text:span text:style-name="T6">ORDER</text:span><text:span text:style-name="T3"> </text:span><text:span text:style-name="T6">BY</text:span><text:span text:style-name="T3"><text:line-break/> <text:s/>campo<text:line-break/>TOP<text:line-break/> <text:s/>n_righe<text:line-break/></text:span><text:span text:style-name="T6">WITH</text:span><text:span text:style-name="T3"> TIES</text:span></text:p>
      <text:p text:style-name="P8"/>
      <text:p text:style-name="P8"/>
      <text:p text:style-name="P23">Esempio</text:p>
      <text:p text:style-name="P22">Supponiamo di avere una tabella studenti con i seguenti dati:</text:p>
      <table:table table:name="Tabella2" table:style-name="Tabella2">
        <table:table-column table:style-name="Tabella2.A" table:number-columns-repeated="4"/>
        <table:table-header-rows>
          <table:table-row table:style-name="Tabella2.1">
            <table:table-cell table:style-name="Tabella2.A1" office:value-type="string">
              <text:p text:style-name="P35">id</text:p>
            </table:table-cell>
            <table:table-cell table:style-name="Tabella2.A1" office:value-type="string">
              <text:p text:style-name="P35">nome</text:p>
            </table:table-cell>
            <table:table-cell table:style-name="Tabella2.A1" office:value-type="string">
              <text:p text:style-name="P35">cognome</text:p>
            </table:table-cell>
            <table:table-cell table:style-name="Tabella2.A1" office:value-type="string">
              <text:p text:style-name="P35">voto</text:p>
            </table:table-cell>
          </table:table-row>
        </table:table-header-rows>
        <table:table-row table:style-name="Tabella2.1">
          <table:table-cell table:style-name="Tabella2.A2" office:value-type="string">
            <text:p text:style-name="P37">1</text:p>
          </table:table-cell>
          <table:table-cell table:style-name="Tabella2.A2" office:value-type="string">
            <text:p text:style-name="P37">Mario</text:p>
          </table:table-cell>
          <table:table-cell table:style-name="Tabella2.A2" office:value-type="string">
            <text:p text:style-name="P37">Rossi</text:p>
          </table:table-cell>
          <table:table-cell table:style-name="Tabella2.A2" office:value-type="string">
            <text:p text:style-name="P37">20</text:p>
          </table:table-cell>
        </table:table-row>
        <table:table-row table:style-name="Tabella2.1">
          <table:table-cell table:style-name="Tabella2.A2" office:value-type="string">
            <text:p text:style-name="P37">2</text:p>
          </table:table-cell>
          <table:table-cell table:style-name="Tabella2.A2" office:value-type="string">
            <text:p text:style-name="P37">Anna</text:p>
          </table:table-cell>
          <table:table-cell table:style-name="Tabella2.A2" office:value-type="string">
            <text:p text:style-name="P37">Bianchi</text:p>
          </table:table-cell>
          <table:table-cell table:style-name="Tabella2.A2" office:value-type="string">
            <text:p text:style-name="P37">20</text:p>
          </table:table-cell>
        </table:table-row>
        <table:table-row table:style-name="Tabella2.1">
          <table:table-cell table:style-name="Tabella2.A2" office:value-type="string">
            <text:p text:style-name="P37">3</text:p>
          </table:table-cell>
          <table:table-cell table:style-name="Tabella2.A2" office:value-type="string">
            <text:p text:style-name="P37">Giovanni</text:p>
          </table:table-cell>
          <table:table-cell table:style-name="Tabella2.A2" office:value-type="string">
            <text:p text:style-name="P37">Verdi</text:p>
          </table:table-cell>
          <table:table-cell table:style-name="Tabella2.A2" office:value-type="string">
            <text:p text:style-name="P37">19</text:p>
          </table:table-cell>
        </table:table-row>
      </table:table>
      <text:p text:style-name="P22">La seguente query restituirà i primi due studenti con il voto più alto:</text:p>
      <text:p text:style-name="P9"/>
      <text:p text:style-name="P6"><text:soft-page-break/><text:span text:style-name="T6">SELECT</text:span><text:span text:style-name="T3"><text:line-break/> <text:s/>*<text:line-break/></text:span><text:span text:style-name="T6">FROM</text:span><text:span text:style-name="T3"><text:line-break/> <text:s/>studenti<text:line-break/></text:span><text:span text:style-name="T6">ORDER</text:span><text:span text:style-name="T3"> </text:span><text:span text:style-name="T6">BY</text:span><text:span text:style-name="T3"><text:line-break/> <text:s/>voto<text:line-break/>TOP<text:line-break/> <text:s/></text:span><text:span text:style-name="T7">2</text:span><text:span text:style-name="T3"><text:line-break/></text:span><text:span text:style-name="T6">WITH</text:span><text:span text:style-name="T3"> TIES<text:line-break/></text:span></text:p>
      <text:p text:style-name="P8"/>
      <text:p text:style-name="P8"/>
      <text:h text:style-name="P46" text:outline-level="2"><text:bookmark text:name="_1zvdg2dvjisj"/>GROUP BY</text:h>
      <text:p text:style-name="P22">Il comando GROUP BY raggruppa le righe di una tabella in base a un valore comune.</text:p>
      <text:p text:style-name="P23">Pseudocodice</text:p>
      <text:p text:style-name="P18"/>
      <text:p text:style-name="P6"><text:span text:style-name="T6">SELECT</text:span><text:span text:style-name="T3"><text:line-break/> <text:s/>*<text:line-break/></text:span><text:span text:style-name="T6">FROM</text:span><text:span text:style-name="T3"><text:line-break/> <text:s/>tabella<text:line-break/></text:span><text:span text:style-name="T6">GROUP</text:span><text:span text:style-name="T3"> </text:span><text:span text:style-name="T6">BY</text:span><text:span text:style-name="T3"><text:line-break/> <text:s/>campo<text:line-break/></text:span></text:p>
      <text:p text:style-name="P23">Esempio</text:p>
      <text:p text:style-name="P22">Supponiamo di avere una tabella ordini con i seguenti dati:</text:p>
      <text:p text:style-name="P7"/>
      <table:table table:name="Tabella3" table:style-name="Tabella3">
        <table:table-column table:style-name="Tabella3.A" table:number-columns-repeated="4"/>
        <table:table-header-rows>
          <table:table-row table:style-name="Tabella3.1">
            <table:table-cell table:style-name="Tabella3.A1" office:value-type="string">
              <text:p text:style-name="P35">id</text:p>
            </table:table-cell>
            <table:table-cell table:style-name="Tabella3.A1" office:value-type="string">
              <text:p text:style-name="P35">cliente</text:p>
            </table:table-cell>
            <table:table-cell table:style-name="Tabella3.A1" office:value-type="string">
              <text:p text:style-name="P35">prodotto</text:p>
            </table:table-cell>
            <table:table-cell table:style-name="Tabella3.A1" office:value-type="string">
              <text:p text:style-name="P35">quantità</text:p>
            </table:table-cell>
          </table:table-row>
        </table:table-header-rows>
        <table:table-row table:style-name="Tabella3.1">
          <table:table-cell table:style-name="Tabella3.A2" office:value-type="string">
            <text:p text:style-name="P37">1</text:p>
          </table:table-cell>
          <table:table-cell table:style-name="Tabella3.A2" office:value-type="string">
            <text:p text:style-name="P37">Mario</text:p>
          </table:table-cell>
          <table:table-cell table:style-name="Tabella3.A2" office:value-type="string">
            <text:p text:style-name="P37">Cappello</text:p>
          </table:table-cell>
          <table:table-cell table:style-name="Tabella3.A2" office:value-type="string">
            <text:p text:style-name="P37">1</text:p>
          </table:table-cell>
        </table:table-row>
        <table:table-row table:style-name="Tabella3.1">
          <table:table-cell table:style-name="Tabella3.A2" office:value-type="string">
            <text:p text:style-name="P37">2</text:p>
          </table:table-cell>
          <table:table-cell table:style-name="Tabella3.A2" office:value-type="string">
            <text:p text:style-name="P37">Anna</text:p>
          </table:table-cell>
          <table:table-cell table:style-name="Tabella3.A2" office:value-type="string">
            <text:p text:style-name="P37">Pantaloni</text:p>
          </table:table-cell>
          <table:table-cell table:style-name="Tabella3.A2" office:value-type="string">
            <text:p text:style-name="P37">2</text:p>
          </table:table-cell>
        </table:table-row>
        <table:table-row table:style-name="Tabella3.1">
          <table:table-cell table:style-name="Tabella3.A2" office:value-type="string">
            <text:p text:style-name="P37">3</text:p>
          </table:table-cell>
          <table:table-cell table:style-name="Tabella3.A2" office:value-type="string">
            <text:p text:style-name="P37">Giovanni</text:p>
          </table:table-cell>
          <table:table-cell table:style-name="Tabella3.A2" office:value-type="string">
            <text:p text:style-name="P37">Camicia</text:p>
          </table:table-cell>
          <table:table-cell table:style-name="Tabella3.A2" office:value-type="string">
            <text:p text:style-name="P37">3</text:p>
          </table:table-cell>
        </table:table-row>
      </table:table>
      <text:p text:style-name="P22">La seguente query restituirà il numero di ordini per ogni cliente:</text:p>
      <text:p text:style-name="P6"><text:span text:style-name="T6">SELECT</text:span><text:span text:style-name="T3"><text:line-break/> <text:s/>cliente,<text:line-break/> <text:s/></text:span><text:span text:style-name="T8">COUNT</text:span><text:span text:style-name="T3">(*) </text:span><text:span text:style-name="T6">AS</text:span><text:span text:style-name="T3"> numero_ordini<text:line-break/></text:span><text:soft-page-break/><text:span text:style-name="T6">FROM</text:span><text:span text:style-name="T3"><text:line-break/> <text:s/>ordini<text:line-break/></text:span><text:span text:style-name="T6">GROUP</text:span><text:span text:style-name="T3"> </text:span><text:span text:style-name="T6">BY</text:span><text:span text:style-name="T3"><text:line-break/> <text:s/>cliente<text:line-break/></text:span></text:p>
      <text:p text:style-name="P8"/>
      <text:p text:style-name="P8"/>
      <text:h text:style-name="P46" text:outline-level="2"><text:bookmark text:name="_hea16p7f98s0"/>HAVING</text:h>
      <text:p text:style-name="P22">La clausola HAVING viene utilizzata per filtrare i risultati di una query GROUP BY.</text:p>
      <text:p text:style-name="P23">Pseudocodice</text:p>
      <text:p text:style-name="P2"><text:span text:style-name="T6">SELECT</text:span><text:span text:style-name="T3"><text:line-break/> <text:s/>*<text:line-break/></text:span><text:span text:style-name="T6">FROM</text:span><text:span text:style-name="T3"><text:line-break/> <text:s/>tabella<text:line-break/></text:span><text:span text:style-name="T6">GROUP</text:span><text:span text:style-name="T3"> </text:span><text:span text:style-name="T6">BY</text:span><text:span text:style-name="T3"><text:line-break/> <text:s/>campo<text:line-break/></text:span><text:span text:style-name="T6">HAVING</text:span><text:span text:style-name="T3"><text:line-break/> <text:s/>condizione<text:line-break/></text:span></text:p>
      <text:p text:style-name="P23">Esempio</text:p>
      <text:p text:style-name="P22">La seguente query restituirà il numero di ordini per ogni cliente, ma solo se il numero di ordini è maggiore di 2:</text:p>
      <text:p text:style-name="P18"/>
      <text:p text:style-name="P6"><text:span text:style-name="T6">SELECT</text:span><text:span text:style-name="T3"><text:line-break/> <text:s/>cliente,<text:line-break/> <text:s/></text:span><text:span text:style-name="T8">COUNT</text:span><text:span text:style-name="T3">(*) </text:span><text:span text:style-name="T6">AS</text:span><text:span text:style-name="T3"> numero_ordini<text:line-break/></text:span><text:span text:style-name="T6">FROM</text:span><text:span text:style-name="T3"><text:line-break/> <text:s/>ordini<text:line-break/></text:span><text:span text:style-name="T6">GROUP</text:span><text:span text:style-name="T3"> </text:span><text:span text:style-name="T6">BY</text:span><text:span text:style-name="T3"><text:line-break/> <text:s/>cliente<text:line-break/></text:span><text:span text:style-name="T6">HAVING</text:span><text:span text:style-name="T3"><text:line-break/> <text:s/>numero_ordini &gt; </text:span><text:span text:style-name="T7">2</text:span><text:span text:style-name="T3"><text:line-break/></text:span></text:p>
      <text:p text:style-name="P2"/>
      <text:h text:style-name="P46" text:outline-level="2"><text:bookmark text:name="_p70lkp8mu4vs"/>GROUPING SET</text:h>
      <text:p text:style-name="P5">Il comando GROUPING SET viene utilizzato per restituire più combinazioni di risultati da una query GROUP BY.</text:p>
      <text:p text:style-name="P4"><text:soft-page-break/>Pseudocodice</text:p>
      <text:p text:style-name="P10"><text:span text:style-name="T6">SELECT</text:span><text:span text:style-name="T3"><text:line-break/> <text:s/>*<text:line-break/></text:span><text:span text:style-name="T6">FROM</text:span><text:span text:style-name="T3"><text:line-break/> <text:s/>tabella<text:line-break/></text:span><text:span text:style-name="T6">GROUP</text:span><text:span text:style-name="T3"> </text:span><text:span text:style-name="T6">BY</text:span><text:span text:style-name="T3"><text:line-break/></text:span><text:span text:style-name="T6">GROUPING</text:span><text:span text:style-name="T3"> </text:span><text:span text:style-name="T6">SET</text:span><text:span text:style-name="T3"><text:line-break/> <text:s/>(campo1, campo2),<text:line-break/> <text:s/>(campo1),<text:line-break/> <text:s/>(campo2)<text:line-break/></text:span></text:p>
      <text:p text:style-name="P4">Esempio</text:p>
      <text:p text:style-name="P5">Supponiamo di avere una tabella ordini con i seguenti dati:</text:p>
      <text:p text:style-name="P11"/>
      <table:table table:name="Tabella4" table:style-name="Tabella4">
        <table:table-column table:style-name="Tabella4.A" table:number-columns-repeated="4"/>
        <table:table-header-rows>
          <table:table-row table:style-name="Tabella4.1">
            <table:table-cell table:style-name="Tabella4.A1" office:value-type="string">
              <text:p text:style-name="P36">id</text:p>
            </table:table-cell>
            <table:table-cell table:style-name="Tabella4.A1" office:value-type="string">
              <text:p text:style-name="P36">cliente</text:p>
            </table:table-cell>
            <table:table-cell table:style-name="Tabella4.A1" office:value-type="string">
              <text:p text:style-name="P36">prodotto</text:p>
            </table:table-cell>
            <table:table-cell table:style-name="Tabella4.A1" office:value-type="string">
              <text:p text:style-name="P36">quantità</text:p>
            </table:table-cell>
          </table:table-row>
        </table:table-header-rows>
        <table:table-row table:style-name="Tabella4.1">
          <table:table-cell table:style-name="Tabella4.A2" office:value-type="string">
            <text:p text:style-name="P38">1</text:p>
          </table:table-cell>
          <table:table-cell table:style-name="Tabella4.A2" office:value-type="string">
            <text:p text:style-name="P38">Mario</text:p>
          </table:table-cell>
          <table:table-cell table:style-name="Tabella4.A2" office:value-type="string">
            <text:p text:style-name="P38">Cappello</text:p>
          </table:table-cell>
          <table:table-cell table:style-name="Tabella4.A2" office:value-type="string">
            <text:p text:style-name="P38">1</text:p>
          </table:table-cell>
        </table:table-row>
        <table:table-row table:style-name="Tabella4.1">
          <table:table-cell table:style-name="Tabella4.A2" office:value-type="string">
            <text:p text:style-name="P38">2</text:p>
          </table:table-cell>
          <table:table-cell table:style-name="Tabella4.A2" office:value-type="string">
            <text:p text:style-name="P38">Anna</text:p>
          </table:table-cell>
          <table:table-cell table:style-name="Tabella4.A2" office:value-type="string">
            <text:p text:style-name="P38">Pantaloni</text:p>
          </table:table-cell>
          <table:table-cell table:style-name="Tabella4.A2" office:value-type="string">
            <text:p text:style-name="P38">2</text:p>
          </table:table-cell>
        </table:table-row>
        <table:table-row table:style-name="Tabella4.1">
          <table:table-cell table:style-name="Tabella4.A2" office:value-type="string">
            <text:p text:style-name="P38">3</text:p>
          </table:table-cell>
          <table:table-cell table:style-name="Tabella4.A2" office:value-type="string">
            <text:p text:style-name="P38">Giovanni</text:p>
          </table:table-cell>
          <table:table-cell table:style-name="Tabella4.A2" office:value-type="string">
            <text:p text:style-name="P38">Camicia</text:p>
          </table:table-cell>
          <table:table-cell table:style-name="Tabella4.A2" office:value-type="string">
            <text:p text:style-name="P38">3</text:p>
          </table:table-cell>
        </table:table-row>
      </table:table>
      <text:p text:style-name="P5">La seguente query restituirà il numero di ordini per ogni cliente e prodotto, nonché il numero totale di ordini:</text:p>
      <text:p text:style-name="P19"/>
      <text:p text:style-name="P10"><text:span text:style-name="T6">SELECT</text:span><text:span text:style-name="T3"><text:line-break/> <text:s/>cliente,<text:line-break/> <text:s/>prodotto,<text:line-break/> <text:s/></text:span><text:span text:style-name="T8">COUNT</text:span><text:span text:style-name="T3">(*) </text:span><text:span text:style-name="T6">AS</text:span><text:span text:style-name="T3"> numero_ordini<text:line-break/></text:span><text:span text:style-name="T6">FROM</text:span><text:span text:style-name="T3"><text:line-break/> <text:s/>ordini<text:line-break/></text:span><text:span text:style-name="T6">GROUP</text:span><text:span text:style-name="T3"> </text:span><text:span text:style-name="T6">BY</text:span><text:span text:style-name="T3"><text:line-break/></text:span><text:span text:style-name="T6">GROUPING</text:span><text:span text:style-name="T3"> </text:span><text:span text:style-name="T6">SET</text:span><text:span text:style-name="T3"><text:line-break/> <text:s/>(cliente, prodotto),<text:line-break/> <text:s/>(cliente),<text:line-break/> <text:s/>()</text:span></text:p>
      <text:p text:style-name="P12"><text:line-break/></text:p>
      <text:p text:style-name="P12"/>
      <text:p text:style-name="P12"/>
      <text:h text:style-name="P46" text:outline-level="2"><text:bookmark text:name="_3k4d8k8w4war"/>CUBE</text:h>
      <text:p text:style-name="P5"><text:soft-page-break/>Il comando CUBE viene utilizzato per restituire tutte le combinazioni possibili di risultati da una query GROUP BY.</text:p>
      <text:p text:style-name="P4">Pseudocodice</text:p>
      <text:p text:style-name="P10"><text:span text:style-name="T6">SELECT</text:span><text:span text:style-name="T3"><text:line-break/> <text:s/>*<text:line-break/></text:span><text:span text:style-name="T6">FROM</text:span><text:span text:style-name="T3"><text:line-break/> <text:s/>tabella<text:line-break/></text:span><text:span text:style-name="T6">GROUP</text:span><text:span text:style-name="T3"> </text:span><text:span text:style-name="T6">BY</text:span><text:span text:style-name="T3"><text:line-break/> <text:s/>campo1,<text:line-break/> <text:s/>campo2<text:line-break/></text:span><text:span text:style-name="T6">WITH CUBE</text:span><text:span text:style-name="T3"><text:line-break/></text:span></text:p>
      <text:p text:style-name="P4">Esempio</text:p>
      <text:p text:style-name="P5">La seguente query restituirà il numero di ordini per ogni cliente e prodotto, nonché il numero totale di ordini:</text:p>
      <text:p text:style-name="P10"><text:span text:style-name="T6">SELECT</text:span><text:span text:style-name="T3"><text:line-break/> <text:s/>cliente,<text:line-break/> <text:s/>prodotto,<text:line-break/> <text:s/></text:span><text:span text:style-name="T8">COUNT</text:span><text:span text:style-name="T3">(*) </text:span><text:span text:style-name="T6">AS</text:span><text:span text:style-name="T3"> numero_ordini<text:line-break/></text:span><text:span text:style-name="T6">FROM</text:span><text:span text:style-name="T3"><text:line-break/> <text:s/>ordini<text:line-break/></text:span><text:span text:style-name="T6">GROUP</text:span><text:span text:style-name="T3"> </text:span><text:span text:style-name="T6">BY</text:span><text:span text:style-name="T3"><text:line-break/> <text:s/>cliente,<text:line-break/> <text:s/>prodotto<text:line-break/></text:span><text:span text:style-name="T6">WITH CUBE</text:span><text:span text:style-name="T3"><text:line-break/></text:span></text:p>
      <text:p text:style-name="P12"/>
      <text:p text:style-name="P12"/>
      <text:p text:style-name="P4">ROLLUP</text:p>
      <text:p text:style-name="P5">Il comando ROLLUP viene utilizzato per restituire tutte le combinazioni di risultati da una query GROUP BY, partendo dai gruppi più grandi fino ai gruppi più piccoli.</text:p>
      <text:p text:style-name="P4">Pseudocodice</text:p>
      <text:p text:style-name="P10"><text:span text:style-name="T6">SELECT</text:span><text:span text:style-name="T3"><text:line-break/> <text:s/>*<text:line-break/></text:span><text:span text:style-name="T6">FROM</text:span><text:span text:style-name="T3"><text:line-break/> <text:s/>tabella<text:line-break/></text:span><text:span text:style-name="T6">GROUP</text:span><text:span text:style-name="T3"> </text:span><text:span text:style-name="T6">BY</text:span><text:span text:style-name="T3"><text:line-break/> <text:s/>campo1,<text:line-break/> <text:s/>campo2<text:line-break/>WITH </text:span><text:span text:style-name="T6">ROLLUP</text:span><text:span text:style-name="T3"><text:line-break/></text:span></text:p>
      <text:p text:style-name="P4"><text:soft-page-break/>Esempio</text:p>
      <text:p text:style-name="P5">La seguente query restituirà il numero di ordini per ogni cliente, il numero totale di ordini per ogni prodotto, e il numero totale di ordini:</text:p>
      <text:p text:style-name="P10"><text:span text:style-name="T6">SELECT</text:span><text:span text:style-name="T3"><text:line-break/> <text:s/>cliente,<text:line-break/> <text:s/>prodotto,<text:line-break/> <text:s/></text:span><text:span text:style-name="T8">COUNT</text:span><text:span text:style-name="T3">(*) </text:span><text:span text:style-name="T6">AS</text:span><text:span text:style-name="T3"> numero_ordini<text:line-break/></text:span><text:span text:style-name="T6">FROM</text:span><text:span text:style-name="T3"><text:line-break/> <text:s/>ordini<text:line-break/></text:span><text:span text:style-name="T6">GROUP</text:span><text:span text:style-name="T3"> </text:span><text:span text:style-name="T6">BY</text:span><text:span text:style-name="T3"><text:line-break/> <text:s/>cliente,<text:line-break/> <text:s/>prodotto<text:line-break/>WITH </text:span><text:span text:style-name="T6">ROLLUP</text:span></text:p>
      <text:p text:style-name="P12"/>
      <text:p text:style-name="P12"/>
      <text:p text:style-name="P13">DIFFERENZA TRA ROLLUP E CUBE</text:p>
      <text:p text:style-name="P12"/>
      <text:p text:style-name="P12"><text:span text:style-name="Strong_20_Emphasis"><text:span text:style-name="T26">Funzione:</text:span></text:span><text:span text:style-name="T17"> </text:span><text:span text:style-name="Source_20_Text"><text:span text:style-name="T26">ROLLUP</text:span></text:span><text:span text:style-name="T17"> </text:span><text:span text:style-name="T16">genera subtotals in modo gerarchico, partendo dal set di colonne più a sinistra nel </text:span><text:span text:style-name="Source_20_Text"><text:span text:style-name="T26">GROUP BY</text:span></text:span><text:span text:style-name="T17"> </text:span><text:span text:style-name="T16">e aggiungendo progressivamente le colonne a destra.</text:span><text:span text:style-name="T26"> </text:span></text:p>
      <text:p text:style-name="P14"/>
      <text:p text:style-name="P12"><text:span text:style-name="Strong_20_Emphasis"><text:span text:style-name="T26">Funzione:</text:span></text:span><text:span text:style-name="T17"> </text:span><text:span text:style-name="Source_20_Text"><text:span text:style-name="T26">CUBE</text:span></text:span><text:span text:style-name="T17"> </text:span><text:span text:style-name="T16">genera subtotals per tutte le combinazioni possibili di colonne specificate nel </text:span><text:span text:style-name="Source_20_Text"><text:span text:style-name="T26">GROUP BY</text:span></text:span><text:span text:style-name="T16">.</text:span><text:span text:style-name="T26"> </text:span></text:p>
      <text:p text:style-name="P14"/>
      <text:h text:style-name="P17" text:outline-level="3">Esempio con ROLLUP:</text:h>
      <text:p text:style-name="P20"><text:span text:style-name="Source_20_Text">SELECT Prodotto, Regione, Anno, SUM(Importo) AS TotaleVendite</text:span></text:p>
      <text:p text:style-name="P20"><text:span text:style-name="Source_20_Text">FROM Vendite</text:span></text:p>
      <text:p text:style-name="P21"><text:span text:style-name="Source_20_Text">GROUP BY Prodotto, Regione, Anno WITH ROLLUP;</text:span></text:p>
      <text:p text:style-name="P12"><text:span text:style-name="T16">Questo genererà un risultato con subtotali gerarchici, partendo da subtotali per </text:span><text:span text:style-name="Source_20_Text"><text:span text:style-name="T26">Prodotto</text:span></text:span><text:span text:style-name="T16">, poi per </text:span><text:span text:style-name="Source_20_Text"><text:span text:style-name="T26">Prodotto, Regione</text:span></text:span><text:span text:style-name="T16">, poi per </text:span><text:span text:style-name="Source_20_Text"><text:span text:style-name="T26">Prodotto, Regione, Anno</text:span></text:span><text:span text:style-name="T16">, e infine un totale complessivo.</text:span><text:span text:style-name="T26"> </text:span></text:p>
      <text:p text:style-name="P14"/>
      <text:h text:style-name="P17" text:outline-level="3">Esempio con CUBE:</text:h>
      <text:p text:style-name="P20"/>
      <text:p text:style-name="P20"><text:span text:style-name="Source_20_Text">SELECT Prodotto, Regione, Anno, SUM(Importo) AS TotaleVendite</text:span></text:p>
      <text:p text:style-name="P20"><text:span text:style-name="Source_20_Text">FROM Vendite</text:span></text:p>
      <text:p text:style-name="P21"><text:span text:style-name="Source_20_Text">GROUP BY Prodotto, Regione, Anno WITH CUBE;</text:span></text:p>
      <text:p text:style-name="P12"><text:span text:style-name="T16">Questo genererà un risultato con tutte le possibili combinazioni di subtotali, considerando tutte le combinazioni di </text:span><text:span text:style-name="Source_20_Text"><text:span text:style-name="T26">Prodotto</text:span></text:span><text:span text:style-name="T16">, </text:span><text:span text:style-name="Source_20_Text"><text:span text:style-name="T26">Regione</text:span></text:span><text:span text:style-name="T16">, e </text:span><text:span text:style-name="Source_20_Text"><text:span text:style-name="T26">Anno</text:span></text:span><text:span text:style-name="T16">, e infine un totale complessivo.</text:span><text:span text:style-name="T26"> </text:span></text:p>
      <text:p text:style-name="P14"/>
      <text:p text:style-name="P10"><text:span text:style-name="Source_20_Text"><text:span text:style-name="T19">In breve, mentre entrambi </text:span></text:span><text:span text:style-name="Source_20_Text"><text:span text:style-name="T5">ROLLUP</text:span></text:span><text:span text:style-name="Source_20_Text"><text:span text:style-name="T20"> </text:span></text:span><text:span text:style-name="Source_20_Text"><text:span text:style-name="T19">e </text:span></text:span><text:span text:style-name="Source_20_Text"><text:span text:style-name="T5">CUBE</text:span></text:span><text:span text:style-name="Source_20_Text"><text:span text:style-name="T20"> </text:span></text:span><text:span text:style-name="Source_20_Text"><text:span text:style-name="T19">sono utilizzati per generare subtotali e totali durante l'aggregazione dei dati, </text:span></text:span><text:span text:style-name="Source_20_Text"><text:span text:style-name="T5">ROLLUP</text:span></text:span><text:span text:style-name="Source_20_Text"><text:span text:style-name="T20"> </text:span></text:span><text:span text:style-name="Source_20_Text"><text:span text:style-name="T19">è gerarchico e segue l'ordine delle colonne nel </text:span></text:span><text:span text:style-name="Source_20_Text"><text:span text:style-name="T5">GROUP BY</text:span></text:span><text:span text:style-name="Source_20_Text"><text:span text:style-name="T19">, mentre </text:span></text:span><text:span text:style-name="Source_20_Text"><text:span text:style-name="T5">CUBE</text:span></text:span><text:span text:style-name="Source_20_Text"><text:span text:style-name="T20"> </text:span></text:span><text:span text:style-name="Source_20_Text"><text:span text:style-name="T19">considera tutte le possibili combinazioni di colonne.</text:span></text:span><text:span text:style-name="Source_20_Text"><text:span text:style-name="T5"> </text:span></text:span></text:p>
      <text:p text:style-name="P12"><text:soft-page-break/><text:line-break/></text:p>
      <text:h text:style-name="P46" text:outline-level="2"><text:bookmark text:name="_3fuhydiapimv"/>CREATE/DROP DATABASE</text:h>
      <text:p text:style-name="P5">I comandi CREATE DATABASE e DROP DATABASE vengono utilizzati per creare e rimuovere database.</text:p>
      <text:p text:style-name="P4">Pseudocodice</text:p>
      <text:p text:style-name="P10"><text:span text:style-name="T6">CREATE</text:span><text:span text:style-name="T3"> DATABASE nome_database<text:line-break/></text:span></text:p>
      <text:p text:style-name="P10"><text:span text:style-name="T6">DROP</text:span><text:span text:style-name="T3"> DATABASE nome_database<text:line-break/></text:span></text:p>
      <text:p text:style-name="P4">Esempio</text:p>
      <text:p text:style-name="P5">La seguente query creerà un database chiamato mio_database:</text:p>
      <text:p text:style-name="P10"><text:span text:style-name="T6">CREATE</text:span><text:span text:style-name="T3"> DATABASE mio_database<text:line-break/></text:span></text:p>
      <text:p text:style-name="P10"><text:span text:style-name="T6">DROP</text:span><text:span text:style-name="T3"> DATABASE mio_database<text:line-break/></text:span></text:p>
      <text:p text:style-name="P4"/>
      <text:h text:style-name="P46" text:outline-level="2"><text:bookmark text:name="_ge1lkr56yxx4"/>CREATE/ALTER/DROP SCHEMA</text:h>
      <text:p text:style-name="P5">I comandi CREATE SCHEMA, ALTER SCHEMA e DROP SCHEMA vengono utilizzati per creare, modificare e rimuovere schemi.</text:p>
      <text:p text:style-name="P4">Pseudocodice</text:p>
      <text:p text:style-name="P10"><text:span text:style-name="T6">CREATE</text:span><text:span text:style-name="T3"> SCHEMA nome_schema<text:line-break/></text:span></text:p>
      <text:p text:style-name="P10"><text:span text:style-name="T6">ALTER</text:span><text:span text:style-name="T3"> SCHEMA nome_schema<text:line-break/></text:span></text:p>
      <text:p text:style-name="P10"><text:span text:style-name="T6">DROP</text:span><text:span text:style-name="T3"> SCHEMA nome_schema<text:line-break/></text:span></text:p>
      <text:p text:style-name="P4">Esempio</text:p>
      <text:p text:style-name="P5">La seguente query creerà uno schema chiamato mio_schema:</text:p>
      <text:p text:style-name="P10"><text:span text:style-name="T6">CREATE</text:span><text:span text:style-name="T3"> SCHEMA mio_schema<text:line-break/></text:span></text:p>
      <text:p text:style-name="P5">La seguente query aggiungerà una tabella chiamata ordini allo schema mio_schema:</text:p>
      <text:p text:style-name="P10"><text:span text:style-name="T6">ALTER</text:span><text:span text:style-name="T3"> SCHEMA mio_schema<text:line-break/></text:span><text:soft-page-break/><text:span text:style-name="T6">ADD</text:span><text:span text:style-name="T3"> </text:span><text:span text:style-name="T6">TABLE</text:span><text:span text:style-name="T3"> ordini (<text:line-break/> <text:s/>id </text:span><text:span text:style-name="T6">INT</text:span><text:span text:style-name="T3">,<text:line-break/> <text:s/>cliente </text:span><text:span text:style-name="T6">VARCHAR</text:span><text:span text:style-name="T3">(</text:span><text:span text:style-name="T7">255</text:span><text:span text:style-name="T3">),<text:line-break/> <text:s/>prodotto </text:span><text:span text:style-name="T6">VARCHAR</text:span><text:span text:style-name="T3">(</text:span><text:span text:style-name="T7">255</text:span><text:span text:style-name="T3">),<text:line-break/> <text:s/>quantità </text:span><text:span text:style-name="T6">INT</text:span><text:span text:style-name="T3"><text:line-break/>);<text:line-break/></text:span></text:p>
      <text:p text:style-name="P5">La seguente query rimuoverà lo schema mio_schema:</text:p>
      <text:p text:style-name="P10"><text:span text:style-name="T6">DROP</text:span><text:span text:style-name="T3"> SCHEMA mio_schema</text:span></text:p>
      <text:p text:style-name="P12"/>
      <text:p text:style-name="P12"/>
      <text:p text:style-name="P12"/>
      <text:h text:style-name="P46" text:outline-level="2"><text:bookmark text:name="_z0rno3ayyuzx"/>CREATE\DROP\ALTER\RENAME\TRUNCATE TABLE</text:h>
      <text:p text:style-name="P5">I comandi CREATE TABLE, DROP TABLE, ALTER TABLE, RENAME TABLE e TRUNCATE TABLE vengono utilizzati per gestire le tabelle di un database.</text:p>
      <text:h text:style-name="P41" text:outline-level="3"><text:bookmark text:name="_jqpcx7eb4zsv"/>CREATE TABLE</text:h>
      <text:p text:style-name="P5">Il comando CREATE TABLE viene utilizzato per creare una nuova tabella.</text:p>
      <text:p text:style-name="P4">Pseudocodice</text:p>
      <text:p text:style-name="P10"><text:span text:style-name="T6">CREATE</text:span><text:span text:style-name="T3"> </text:span><text:span text:style-name="T6">TABLE</text:span><text:span text:style-name="T3"> nome_tabella (<text:line-break/> <text:s/>colonna1 tipo_dato,<text:line-break/> <text:s/>colonna2 tipo_dato,<text:line-break/> <text:s/>...<text:line-break/>);<text:line-break/></text:span></text:p>
      <text:p text:style-name="P4">Esempio</text:p>
      <text:p text:style-name="P5">La seguente query creerà una tabella chiamata ordini con le seguenti colonne:</text:p>
      <text:p text:style-name="P10"><text:span text:style-name="T6">CREATE</text:span><text:span text:style-name="T3"> </text:span><text:span text:style-name="T6">TABLE</text:span><text:span text:style-name="T3"> ordini (<text:line-break/> <text:s/>id </text:span><text:span text:style-name="T6">INT</text:span><text:span text:style-name="T3">,<text:line-break/> <text:s/>cliente </text:span><text:span text:style-name="T6">VARCHAR</text:span><text:span text:style-name="T3">(</text:span><text:span text:style-name="T7">255</text:span><text:span text:style-name="T3">),<text:line-break/> <text:s/>prodotto </text:span><text:span text:style-name="T6">VARCHAR</text:span><text:span text:style-name="T3">(</text:span><text:span text:style-name="T7">255</text:span><text:span text:style-name="T3">),<text:line-break/> <text:s/>quantità </text:span><text:span text:style-name="T6">INT</text:span><text:span text:style-name="T3"><text:line-break/>);<text:line-break/></text:span></text:p>
      <text:h text:style-name="P41" text:outline-level="3"><text:bookmark text:name="_16qzw1bv2hl5"/>DROP TABLE</text:h>
      <text:p text:style-name="P5">Il comando DROP TABLE viene utilizzato per rimuovere una tabella.</text:p>
      <text:p text:style-name="P4"><text:soft-page-break/>Pseudocodice</text:p>
      <text:p text:style-name="P10"><text:span text:style-name="T6">DROP</text:span><text:span text:style-name="T3"> </text:span><text:span text:style-name="T6">TABLE</text:span><text:span text:style-name="T3"> nome_tabella;<text:line-break/></text:span></text:p>
      <text:p text:style-name="P4">Esempio</text:p>
      <text:p text:style-name="P5">La seguente query rimuoverà la tabella ordini:</text:p>
      <text:p text:style-name="P10"><text:span text:style-name="T6">DROP</text:span><text:span text:style-name="T3"> </text:span><text:span text:style-name="T6">TABLE</text:span><text:span text:style-name="T3"> ordini;<text:line-break/></text:span></text:p>
      <text:p text:style-name="P12"/>
      <text:h text:style-name="P41" text:outline-level="3"><text:bookmark text:name="_u0dlozpsnyjc"/>ALTER TABLE</text:h>
      <text:p text:style-name="P5">Il comando ALTER TABLE viene utilizzato per modificare una tabella.</text:p>
      <text:p text:style-name="P4">Pseudocodice</text:p>
      <text:p text:style-name="P10"><text:span text:style-name="T6">ALTER</text:span><text:span text:style-name="T3"> </text:span><text:span text:style-name="T6">TABLE</text:span><text:span text:style-name="T3"> nome_tabella<text:line-break/></text:span><text:span text:style-name="T6">ADD</text:span><text:span text:style-name="T3"> colonna1 tipo_dato,<text:line-break/></text:span><text:span text:style-name="T6">ADD</text:span><text:span text:style-name="T3"> colonna2 tipo_dato,<text:line-break/>...;<text:line-break/><text:line-break/></text:span><text:span text:style-name="T6">ALTER</text:span><text:span text:style-name="T3"> </text:span><text:span text:style-name="T6">TABLE</text:span><text:span text:style-name="T3"> nome_tabella<text:line-break/></text:span><text:span text:style-name="T6">DROP</text:span><text:span text:style-name="T3"> colonna1,<text:line-break/></text:span><text:span text:style-name="T6">DROP</text:span><text:span text:style-name="T3"> colonna2,<text:line-break/>...;<text:line-break/><text:line-break/></text:span><text:span text:style-name="T6">ALTER</text:span><text:span text:style-name="T3"> </text:span><text:span text:style-name="T6">TABLE</text:span><text:span text:style-name="T3"> nome_tabella<text:line-break/>MODIFY colonna1 tipo_dato,<text:line-break/>MODIFY colonna2 tipo_dato,<text:line-break/>...;<text:line-break/></text:span></text:p>
      <text:p text:style-name="P4">Esempio</text:p>
      <text:p text:style-name="P5">La seguente query aggiungerà una colonna chiamata data alla tabella ordini:</text:p>
      <text:p text:style-name="P10"><text:span text:style-name="T6">ALTER</text:span><text:span text:style-name="T3"> </text:span><text:span text:style-name="T6">TABLE</text:span><text:span text:style-name="T3"> ordini<text:line-break/></text:span><text:span text:style-name="T6">ADD</text:span><text:span text:style-name="T3"> data </text:span><text:span text:style-name="T6">DATE</text:span><text:span text:style-name="T3">;<text:line-break/></text:span></text:p>
      <text:p text:style-name="P12"/>
      <text:h text:style-name="P41" text:outline-level="3"><text:bookmark text:name="_vlui38jbyagy"/>RENAME TABLE</text:h>
      <text:p text:style-name="P5">Il comando RENAME TABLE viene utilizzato per rinominare una tabella.</text:p>
      <text:p text:style-name="P4">Pseudocodice</text:p>
      <text:p text:style-name="P10"><text:soft-page-break/><text:span text:style-name="T3">RENAME </text:span><text:span text:style-name="T6">TABLE</text:span><text:span text:style-name="T3"> nome_tabella </text:span><text:span text:style-name="T6">TO</text:span><text:span text:style-name="T3"> nuovo_nome_tabella;<text:line-break/></text:span></text:p>
      <text:p text:style-name="P4">Esempio</text:p>
      <text:p text:style-name="P5">La seguente query rinominerà la tabella ordini in ordini_aggiornati:</text:p>
      <text:p text:style-name="P10"><text:span text:style-name="T3">RENAME </text:span><text:span text:style-name="T6">TABLE</text:span><text:span text:style-name="T3"> ordini </text:span><text:span text:style-name="T6">TO</text:span><text:span text:style-name="T3"> ordini_aggiornati;<text:line-break/></text:span></text:p>
      <text:p text:style-name="P12"/>
      <text:h text:style-name="P41" text:outline-level="3"><text:bookmark text:name="_2rs8odbpzakg"/>TRUNCATE TABLE</text:h>
      <text:p text:style-name="P5">Il comando TRUNCATE TABLE viene utilizzato per eliminare tutti i dati da una tabella.</text:p>
      <text:p text:style-name="P4">Pseudocodice</text:p>
      <text:p text:style-name="P10"><text:span text:style-name="T6">TRUNCATE</text:span><text:span text:style-name="T3"> </text:span><text:span text:style-name="T6">TABLE</text:span><text:span text:style-name="T3"> nome_tabella;<text:line-break/></text:span></text:p>
      <text:p text:style-name="P4">Esempio</text:p>
      <text:p text:style-name="P5">La seguente query rimuoverà tutti i dati dalla tabella ordini:</text:p>
      <text:p text:style-name="P10"><text:span text:style-name="T6">TRUNCATE</text:span><text:span text:style-name="T3"> </text:span><text:span text:style-name="T6">TABLE</text:span><text:span text:style-name="T3"> ordini;<text:line-break/></text:span></text:p>
      <text:p text:style-name="P12"/>
      <text:h text:style-name="P46" text:outline-level="2"><text:bookmark text:name="_czb5oshtvdia"/>SEQUENCE</text:h>
      <text:p text:style-name="P5">Il comando SEQUENCE viene utilizzato per creare una sequenza.</text:p>
      <text:p text:style-name="P4">Pseudocodice</text:p>
      <text:p text:style-name="P10"><text:span text:style-name="T6">CREATE</text:span><text:span text:style-name="T3"> SEQUENCE nome_sequenza<text:line-break/>INCREMENT </text:span><text:span text:style-name="T6">BY</text:span><text:span text:style-name="T3"> </text:span><text:span text:style-name="T7">1</text:span><text:span text:style-name="T3"><text:line-break/></text:span><text:span text:style-name="T6">START</text:span><text:span text:style-name="T3"> </text:span><text:span text:style-name="T6">WITH</text:span><text:span text:style-name="T3"> </text:span><text:span text:style-name="T7">1</text:span><text:span text:style-name="T3"><text:line-break/>MINVALUE </text:span><text:span text:style-name="T7">1</text:span><text:span text:style-name="T3"><text:line-break/>MAXVALUE </text:span><text:span text:style-name="T7">9999999999</text:span><text:span text:style-name="T3"><text:line-break/></text:span><text:span text:style-name="T6">CYCLE</text:span><text:span text:style-name="T3"><text:line-break/></text:span><text:span text:style-name="T6">NO</text:span><text:span text:style-name="T3"> CACHE;<text:line-break/></text:span></text:p>
      <text:p text:style-name="P4">Esempio</text:p>
      <text:p text:style-name="P5">La seguente query creerà una sequenza chiamata id_ordini che inizia a 1 e incrementa di 1 a ogni valore successivo:</text:p>
      <text:p text:style-name="P10"><text:span text:style-name="T6">CREATE</text:span><text:span text:style-name="T3"> SEQUENCE id_ordini<text:line-break/></text:span><text:soft-page-break/><text:span text:style-name="T3">INCREMENT </text:span><text:span text:style-name="T6">BY</text:span><text:span text:style-name="T3"> </text:span><text:span text:style-name="T7">1</text:span><text:span text:style-name="T3"><text:line-break/></text:span><text:span text:style-name="T6">START</text:span><text:span text:style-name="T3"> </text:span><text:span text:style-name="T6">WITH</text:span><text:span text:style-name="T3"> </text:span><text:span text:style-name="T7">1</text:span><text:span text:style-name="T3"><text:line-break/>MINVALUE </text:span><text:span text:style-name="T7">1</text:span><text:span text:style-name="T3"><text:line-break/>MAXVALUE </text:span><text:span text:style-name="T7">9999999999</text:span><text:span text:style-name="T3"><text:line-break/></text:span><text:span text:style-name="T6">CYCLE</text:span><text:span text:style-name="T3"><text:line-break/></text:span><text:span text:style-name="T6">NO</text:span><text:span text:style-name="T3"> CACHE;<text:line-break/></text:span></text:p>
      <text:p text:style-name="P4"/>
      <text:h text:style-name="P46" text:outline-level="2"><text:bookmark text:name="_3l2ypd4vcvy0"/>TEMPORARY TABLE</text:h>
      <text:p text:style-name="P5">Il comando TEMPORARY TABLE viene utilizzato per creare una tabella temporanea.</text:p>
      <text:p text:style-name="P3"><text:span text:style-name="T21">una temporary table, o tabella temporanea, è una tabella che viene creata e utilizzata temporaneamente durante l'esecuzione di una sessione o di un blocco di codice in un database. Questa tabella esiste solo per la durata della sessione o del blocco di codice e scompare automaticamente alla fine di tale periodo. Le temporary table offrono un modo per archiviare temporaneamente dati intermedi o di lavoro senza dover creare una tabella permanente nel database.</text:span><text:span text:style-name="T1"> </text:span></text:p>
      <text:p text:style-name="P4">Pseudocodice</text:p>
      <text:p text:style-name="P10"><text:span text:style-name="T6">CREATE</text:span><text:span text:style-name="T3"> TEMPORARY </text:span><text:span text:style-name="T6">TABLE</text:span><text:span text:style-name="T3"> nome_tabella (<text:line-break/> <text:s/>colonna1 tipo_dato,<text:line-break/> <text:s/>colonna2 tipo_dato,<text:line-break/> <text:s/>...<text:line-break/>);<text:line-break/></text:span></text:p>
      <text:p text:style-name="P4">Esempio</text:p>
      <text:p text:style-name="P5">La seguente query creerà una tabella temporanea chiamata ordini_temporanei:</text:p>
      <text:p text:style-name="P10"><text:span text:style-name="T6">CREATE</text:span><text:span text:style-name="T3"> TEMPORARY </text:span><text:span text:style-name="T6">TABLE</text:span><text:span text:style-name="T3"> ordini_temporanei (<text:line-break/> <text:s/>id </text:span><text:span text:style-name="T6">INT</text:span><text:span text:style-name="T3">,<text:line-break/> <text:s/>cliente </text:span><text:span text:style-name="T6">VARCHAR</text:span><text:span text:style-name="T3">(</text:span><text:span text:style-name="T7">255</text:span><text:span text:style-name="T3">),<text:line-break/> <text:s/>prodotto </text:span><text:span text:style-name="T6">VARCHAR</text:span><text:span text:style-name="T3">(</text:span><text:span text:style-name="T7">255</text:span><text:span text:style-name="T3">),<text:line-break/> <text:s/>quantità </text:span><text:span text:style-name="T6">INT</text:span><text:span text:style-name="T3"><text:line-break/>);<text:line-break/></text:span></text:p>
      <text:p text:style-name="P12"/>
      <text:h text:style-name="P46" text:outline-level="2"><text:bookmark text:name="_flakt8ei3bfj"/>SYNONYMS</text:h>
      <text:p text:style-name="P5">Il comando SYNONYMS viene utilizzato per creare un sinonimo per una tabella, una vista o un'altra risorsa di database.</text:p>
      <text:p text:style-name="P5"><text:soft-page-break/><text:span text:style-name="T23">i</text:span><text:span text:style-name="T23">n SQL, un sinonimo (synonym) è un oggetto del database che fornisce un alias o un nome alternativo per un altro oggetto del database, come una tabella, una vista, una stored procedure o un altro sinonimo. L'uso principale di un sinonimo è semplificare e rendere più flessibile l'accesso agli oggetti del database.</text:span> </text:p>
      <text:p text:style-name="P4">Pseudocodice</text:p>
      <text:p text:style-name="P10"><text:span text:style-name="T6">CREATE</text:span><text:span text:style-name="T3"> SYNONYM nome_sinonimo </text:span><text:span text:style-name="T6">FOR</text:span><text:span text:style-name="T3"> nome_risorsa;<text:line-break/></text:span></text:p>
      <text:p text:style-name="P4">Esempio</text:p>
      <text:p text:style-name="P5">La seguente query creerà un sinonimo chiamato ordini_sinonimo per la tabella ordini:</text:p>
      <text:p text:style-name="P10"><text:span text:style-name="T6">CREATE</text:span><text:span text:style-name="T3"> SYNONYM ordini_sinonimo </text:span><text:span text:style-name="T6">FOR</text:span><text:span text:style-name="T3"> ordini;</text:span></text:p>
      <text:p text:style-name="P12"/>
      <text:p text:style-name="P12"/>
      <text:p text:style-name="P12"/>
      <text:h text:style-name="P46" text:outline-level="2"><text:bookmark text:name="_rhitt285lqf"/>COALESCE</text:h>
      <text:p text:style-name="P5">La funzione COALESCE viene utilizzata per restituire il primo valore non NULL di una lista di valori.</text:p>
      <text:p text:style-name="P4">Pseudocodice</text:p>
      <text:p text:style-name="P10"><text:span text:style-name="T8">COALESCE</text:span><text:span text:style-name="T3">(valore1, valore2, ..., valore_n)<text:line-break/></text:span></text:p>
      <text:p text:style-name="P4">Esempio</text:p>
      <text:p text:style-name="P5">Supponiamo di avere una tabella ordini con le seguenti colonne:</text:p>
      <text:p text:style-name="P11"/>
      <text:p text:style-name="P11"/>
      <table:table table:name="Tabella5" table:style-name="Tabella5">
        <table:table-column table:style-name="Tabella5.A" table:number-columns-repeated="4"/>
        <table:table-header-rows>
          <table:table-row table:style-name="Tabella5.1">
            <table:table-cell table:style-name="Tabella5.A1" office:value-type="string">
              <text:p text:style-name="P36">id</text:p>
            </table:table-cell>
            <table:table-cell table:style-name="Tabella5.A1" office:value-type="string">
              <text:p text:style-name="P36">cliente</text:p>
            </table:table-cell>
            <table:table-cell table:style-name="Tabella5.A1" office:value-type="string">
              <text:p text:style-name="P36">prodotto</text:p>
            </table:table-cell>
            <table:table-cell table:style-name="Tabella5.A1" office:value-type="string">
              <text:p text:style-name="P36">quantità</text:p>
            </table:table-cell>
          </table:table-row>
        </table:table-header-rows>
      </table:table>
      <text:p text:style-name="P5"/>
      <text:p text:style-name="P5">La seguente query restituirà il nome del cliente per l'ordine con l'id 1, se il valore della colonna cliente è non NULL, altrimenti restituirà il valore "Anonimo":</text:p>
      <text:p text:style-name="P10"><text:span text:style-name="T6">SELECT</text:span><text:span text:style-name="T3"> </text:span><text:span text:style-name="T8">COALESCE</text:span><text:span text:style-name="T3">(cliente, </text:span><text:span text:style-name="T9">'Anonimo'</text:span><text:span text:style-name="T3">)<text:line-break/></text:span><text:span text:style-name="T6">FROM</text:span><text:span text:style-name="T3"> ordini<text:line-break/></text:span><text:span text:style-name="T6">WHERE</text:span><text:span text:style-name="T3"> id = </text:span><text:span text:style-name="T7">1</text:span><text:span text:style-name="T3">;<text:line-break/></text:span></text:p>
      <text:p text:style-name="P12"><text:soft-page-break/></text:p>
      <text:h text:style-name="P46" text:outline-level="2"><text:bookmark text:name="_27vixoc4zjqy"/>CASE</text:h>
      <text:p text:style-name="P5">La clausola CASE viene utilizzata per eseguire un'azione in base al valore di un'espressione.</text:p>
      <text:p text:style-name="P4">Pseudocodice</text:p>
      <text:p text:style-name="P10"><text:span text:style-name="T6">CASE</text:span><text:span text:style-name="T3"><text:line-break/></text:span><text:span text:style-name="T6">WHEN</text:span><text:span text:style-name="T3"> condizione </text:span><text:span text:style-name="T6">THEN</text:span><text:span text:style-name="T3"> azione1<text:line-break/></text:span><text:span text:style-name="T6">WHEN</text:span><text:span text:style-name="T3"> condizione </text:span><text:span text:style-name="T6">THEN</text:span><text:span text:style-name="T3"> azione2<text:line-break/>...<text:line-break/></text:span><text:span text:style-name="T6">ELSE</text:span><text:span text:style-name="T3"> azione_default<text:line-break/></text:span><text:span text:style-name="T6">END</text:span><text:span text:style-name="T3"><text:line-break/></text:span></text:p>
      <text:p text:style-name="P4">Esempio</text:p>
      <text:p text:style-name="P5">Supponiamo di avere una tabella ordini con le seguenti colonne:</text:p>
      <table:table table:name="Tabella6" table:style-name="Tabella6">
        <table:table-column table:style-name="Tabella6.A" table:number-columns-repeated="4"/>
        <table:table-header-rows>
          <table:table-row table:style-name="Tabella6.1">
            <table:table-cell table:style-name="Tabella6.A1" office:value-type="string">
              <text:p text:style-name="P36">id</text:p>
            </table:table-cell>
            <table:table-cell table:style-name="Tabella6.A1" office:value-type="string">
              <text:p text:style-name="P36">cliente</text:p>
            </table:table-cell>
            <table:table-cell table:style-name="Tabella6.A1" office:value-type="string">
              <text:p text:style-name="P36">prodotto</text:p>
            </table:table-cell>
            <table:table-cell table:style-name="Tabella6.A1" office:value-type="string">
              <text:p text:style-name="P36">quantità</text:p>
            </table:table-cell>
          </table:table-row>
        </table:table-header-rows>
      </table:table>
      <text:p text:style-name="P5"/>
      <text:p text:style-name="P5">La seguente query restituirà la categoria del prodotto per l'ordine con l'id 1, in base alla quantità ordinata:</text:p>
      <text:p text:style-name="P19">SQL</text:p>
      <text:p text:style-name="P10"><text:span text:style-name="T6">SELECT</text:span><text:span text:style-name="T3"><text:line-break/> <text:s/></text:span><text:span text:style-name="T6">CASE</text:span><text:span text:style-name="T3"><text:line-break/> <text:s text:c="3"/></text:span><text:span text:style-name="T6">WHEN</text:span><text:span text:style-name="T3"> quantità &gt; </text:span><text:span text:style-name="T7">10</text:span><text:span text:style-name="T3"> </text:span><text:span text:style-name="T6">THEN</text:span><text:span text:style-name="T3"> </text:span><text:span text:style-name="T9">'Prodotto grande'</text:span><text:span text:style-name="T3"><text:line-break/> <text:s text:c="3"/></text:span><text:span text:style-name="T6">WHEN</text:span><text:span text:style-name="T3"> quantità &gt; </text:span><text:span text:style-name="T7">5</text:span><text:span text:style-name="T3"> </text:span><text:span text:style-name="T6">THEN</text:span><text:span text:style-name="T3"> </text:span><text:span text:style-name="T9">'Prodotto medio'</text:span><text:span text:style-name="T3"><text:line-break/> <text:s text:c="3"/></text:span><text:span text:style-name="T6">ELSE</text:span><text:span text:style-name="T3"> </text:span><text:span text:style-name="T9">'Prodotto piccolo'</text:span><text:span text:style-name="T3"><text:line-break/> <text:s/></text:span><text:span text:style-name="T6">END</text:span><text:span text:style-name="T3"> </text:span><text:span text:style-name="T6">AS</text:span><text:span text:style-name="T3"> categoria<text:line-break/></text:span><text:span text:style-name="T6">FROM</text:span><text:span text:style-name="T3"> ordini<text:line-break/></text:span><text:span text:style-name="T6">WHERE</text:span><text:span text:style-name="T3"> id = </text:span><text:span text:style-name="T7">1</text:span><text:span text:style-name="T3">;</text:span></text:p>
      <text:p text:style-name="P12"/>
      <text:p text:style-name="P12"/>
      <text:p text:style-name="P4">NULLIF</text:p>
      <text:p text:style-name="P5">La funzione NULLIF viene utilizzata per restituire NULL se due espressioni hanno lo stesso valore, altrimenti restituisce la prima espressione.</text:p>
      <text:p text:style-name="P4">Pseudocodice</text:p>
      <text:p text:style-name="P10"><text:span text:style-name="T8">NULLIF</text:span><text:span text:style-name="T3">(espressione1, espressione2)<text:line-break/></text:span><text:soft-page-break/></text:p>
      <text:p text:style-name="P4">Esempio</text:p>
      <text:p text:style-name="P5">Supponiamo di avere una tabella ordini con le seguenti colonne:</text:p>
      <text:p text:style-name="P11"/>
      <table:table table:name="Tabella7" table:style-name="Tabella7">
        <table:table-column table:style-name="Tabella7.A" table:number-columns-repeated="4"/>
        <table:table-header-rows>
          <table:table-row table:style-name="Tabella7.1">
            <table:table-cell table:style-name="Tabella7.A1" office:value-type="string">
              <text:p text:style-name="P36">id</text:p>
            </table:table-cell>
            <table:table-cell table:style-name="Tabella7.A1" office:value-type="string">
              <text:p text:style-name="P36">cliente</text:p>
            </table:table-cell>
            <table:table-cell table:style-name="Tabella7.A1" office:value-type="string">
              <text:p text:style-name="P36">prodotto</text:p>
            </table:table-cell>
            <table:table-cell table:style-name="Tabella7.A1" office:value-type="string">
              <text:p text:style-name="P36">quantità</text:p>
            </table:table-cell>
          </table:table-row>
        </table:table-header-rows>
      </table:table>
      <text:p text:style-name="P5"/>
      <text:p text:style-name="P5">La seguente query restituirà NULL se il valore della colonna prodotto è uguale a "Cappello", altrimenti restituirà il valore della colonna prodotto:</text:p>
      <text:p text:style-name="P10"><text:span text:style-name="T6">SELECT</text:span><text:span text:style-name="T3"> </text:span><text:span text:style-name="T8">NULLIF</text:span><text:span text:style-name="T3">(prodotto, </text:span><text:span text:style-name="T9">'Cappello'</text:span><text:span text:style-name="T3">)<text:line-break/></text:span><text:span text:style-name="T6">FROM</text:span><text:span text:style-name="T3"> ordini;<text:line-break/></text:span></text:p>
      <text:h text:style-name="P46" text:outline-level="2"><text:bookmark text:name="_b9lbq7y2dpni"/>IIF</text:h>
      <text:p text:style-name="P5">La funzione IIF è simile alla clausola CASE, ma è più concisa.</text:p>
      <text:p text:style-name="P4">Pseudocodice</text:p>
      <text:p text:style-name="P12">IIF(condizione, azione1, azione2)<text:line-break/></text:p>
      <text:p text:style-name="P4">Esempio</text:p>
      <text:p text:style-name="P5">L'esempio della clausola CASE può essere riscritto utilizzando la funzione IIF come segue:</text:p>
      <text:p text:style-name="P10"><text:span text:style-name="T6">SELECT</text:span><text:span text:style-name="T3"><text:line-break/> <text:s/>IIF(quantità &gt; </text:span><text:span text:style-name="T7">10</text:span><text:span text:style-name="T3">, </text:span><text:span text:style-name="T9">'Prodotto grande'</text:span><text:span text:style-name="T3">,<text:line-break/> <text:s text:c="3"/>IIF(quantità &gt; </text:span><text:span text:style-name="T7">5</text:span><text:span text:style-name="T3">, </text:span><text:span text:style-name="T9">'Prodotto medio'</text:span><text:span text:style-name="T3">, </text:span><text:span text:style-name="T9">'Prodotto piccolo'</text:span><text:span text:style-name="T3">)) </text:span><text:span text:style-name="T6">AS</text:span><text:span text:style-name="T3"> categoria<text:line-break/></text:span><text:span text:style-name="T6">FROM</text:span><text:span text:style-name="T3"> ordini<text:line-break/></text:span><text:span text:style-name="T6">WHERE</text:span><text:span text:style-name="T3"> id = </text:span><text:span text:style-name="T7">1</text:span><text:span text:style-name="T3">;</text:span></text:p>
      <text:p text:style-name="P12"/>
      <text:p text:style-name="P12"/>
      <text:h text:style-name="P46" text:outline-level="2"><text:bookmark text:name="_uc0kcylapdbk"/>INSERT INTO</text:h>
      <text:p text:style-name="P5">Il comando INSERT INTO viene utilizzato per inserire nuove righe in una tabella.</text:p>
      <text:p text:style-name="P4">Pseudocodice</text:p>
      <text:p text:style-name="P10"><text:span text:style-name="T6">INSERT</text:span><text:span text:style-name="T3"> </text:span><text:span text:style-name="T6">INTO</text:span><text:span text:style-name="T3"> tabella (colonna1, colonna2, ...)<text:line-break/></text:span><text:soft-page-break/><text:span text:style-name="T6">VALUES</text:span><text:span text:style-name="T3"> (valore1, valore2, ...);<text:line-break/></text:span></text:p>
      <text:p text:style-name="P4">Esempio</text:p>
      <text:p text:style-name="P5">Supponiamo di avere una tabella ordini con le seguenti colonne:</text:p>
      <table:table table:name="Tabella8" table:style-name="Tabella8">
        <table:table-column table:style-name="Tabella8.A" table:number-columns-repeated="4"/>
        <table:table-header-rows>
          <table:table-row table:style-name="Tabella8.1">
            <table:table-cell table:style-name="Tabella8.A1" office:value-type="string">
              <text:p text:style-name="P36">id</text:p>
            </table:table-cell>
            <table:table-cell table:style-name="Tabella8.A1" office:value-type="string">
              <text:p text:style-name="P36">cliente</text:p>
            </table:table-cell>
            <table:table-cell table:style-name="Tabella8.A1" office:value-type="string">
              <text:p text:style-name="P36">prodotto</text:p>
            </table:table-cell>
            <table:table-cell table:style-name="Tabella8.A1" office:value-type="string">
              <text:p text:style-name="P36">quantità</text:p>
            </table:table-cell>
          </table:table-row>
        </table:table-header-rows>
      </table:table>
      <text:p text:style-name="P16"/>
      <text:p text:style-name="P10"><text:span text:style-name="T6">INSERT</text:span><text:span text:style-name="T3"> </text:span><text:span text:style-name="T6">INTO</text:span><text:span text:style-name="T3"> ordini (id, cliente, prodotto, quantità)<text:line-break/></text:span><text:span text:style-name="T6">VALUES</text:span><text:span text:style-name="T3"> (</text:span><text:span text:style-name="T7">1</text:span><text:span text:style-name="T3">, </text:span><text:span text:style-name="T9">'Mario'</text:span><text:span text:style-name="T3">, </text:span><text:span text:style-name="T9">'Cappello'</text:span><text:span text:style-name="T3">, </text:span><text:span text:style-name="T7">1</text:span><text:span text:style-name="T3">);</text:span></text:p>
      <text:p text:style-name="P12"/>
      <text:p text:style-name="P10"><text:span text:style-name="T3"><text:line-break/></text:span><text:span text:style-name="T4">-- Esempio di inserimento dati da una tabella a un'altra</text:span></text:p>
      <text:p text:style-name="P14">INSERT INTO NuovaTabella (Colonna1, Colonna2, Colonna3, ...)</text:p>
      <text:p text:style-name="P14">SELECT Colonna1, Colonna2, Colonna3, ...</text:p>
      <text:p text:style-name="P14">FROM VecchiaTabella;</text:p>
      <text:p text:style-name="P14"/>
      <text:p text:style-name="P14">-- Esempio di inserimento di tutti i valori da una tabella a un'altra</text:p>
      <text:p text:style-name="P14">INSERT INTO TabellaDestinazione</text:p>
      <text:p text:style-name="P14">SELECT * FROM TabellaOrigine;</text:p>
      <text:p text:style-name="P15"/>
      <text:p text:style-name="P15"/>
      <text:h text:style-name="P46" text:outline-level="2"><text:bookmark text:name="_esk5k34i225"/>UPDATE</text:h>
      <text:p text:style-name="P5">Il comando UPDATE viene utilizzato per aggiornare le righe di una tabella.</text:p>
      <text:p text:style-name="P4">Pseudocodice</text:p>
      <text:p text:style-name="P3"><text:span text:style-name="T3">UPDATE tabella<text:line-break/></text:span><text:span text:style-name="T6">SET</text:span><text:span text:style-name="T3"> colonna1 = valore1,<text:line-break/> <text:s/>colonna2 = valore2,<text:line-break/> <text:s/>...<text:line-break/></text:span><text:span text:style-name="T6">WHERE</text:span><text:span text:style-name="T3"> condizione;<text:line-break/></text:span></text:p>
      <text:p text:style-name="P4">Esempio</text:p>
      <text:p text:style-name="P5">Supponiamo di avere una tabella ordini con le seguenti colonne:</text:p>
      <table:table table:name="Tabella9" table:style-name="Tabella9">
        <table:table-column table:style-name="Tabella9.A" table:number-columns-repeated="4"/>
        <table:table-header-rows>
          <table:table-row table:style-name="Tabella9.1">
            <table:table-cell table:style-name="Tabella9.A1" office:value-type="string">
              <text:p text:style-name="P36">id</text:p>
            </table:table-cell>
            <table:table-cell table:style-name="Tabella9.A1" office:value-type="string">
              <text:p text:style-name="P36">cliente</text:p>
            </table:table-cell>
            <table:table-cell table:style-name="Tabella9.A1" office:value-type="string">
              <text:p text:style-name="P36">prodotto</text:p>
            </table:table-cell>
            <table:table-cell table:style-name="Tabella9.A1" office:value-type="string">
              <text:p text:style-name="P36">quantità</text:p>
            </table:table-cell>
          </table:table-row>
        </table:table-header-rows>
      </table:table>
      <text:p text:style-name="P19"/>
      <text:p text:style-name="P10"><text:span text:style-name="T3">UPDATE ordini<text:line-break/></text:span><text:span text:style-name="T6">SET</text:span><text:span text:style-name="T3"> quantità = </text:span><text:span text:style-name="T7">2</text:span><text:span text:style-name="T3"><text:line-break/></text:span><text:soft-page-break/><text:span text:style-name="T6">WHERE</text:span><text:span text:style-name="T3"> cliente = </text:span><text:span text:style-name="T9">'Mario'</text:span><text:span text:style-name="T3"><text:line-break/></text:span><text:span text:style-name="T6">AND</text:span><text:span text:style-name="T3"> prodotto = </text:span><text:span text:style-name="T9">'Cappello'</text:span><text:span text:style-name="T3">;<text:line-break/></text:span></text:p>
      <text:h text:style-name="P46" text:outline-level="2"><text:bookmark text:name="_if5awov87p01"/>DELETE</text:h>
      <text:p text:style-name="P5">Il comando DELETE viene utilizzato per eliminare le righe da una tabella.</text:p>
      <text:p text:style-name="P4">Pseudocodice</text:p>
      <text:p text:style-name="P10"><text:span text:style-name="T6">DELETE</text:span><text:span text:style-name="T3"> </text:span><text:span text:style-name="T6">FROM</text:span><text:span text:style-name="T3"> tabella<text:line-break/></text:span><text:span text:style-name="T6">WHERE</text:span><text:span text:style-name="T3"> condizione;<text:line-break/></text:span></text:p>
      <text:p text:style-name="P4">Esempio</text:p>
      <text:p text:style-name="P5">Supponiamo di avere una tabella ordini con le seguenti colonne:</text:p>
      <table:table table:name="Tabella10" table:style-name="Tabella10">
        <table:table-column table:style-name="Tabella10.A" table:number-columns-repeated="4"/>
        <table:table-header-rows>
          <table:table-row table:style-name="Tabella10.1">
            <table:table-cell table:style-name="Tabella10.A1" office:value-type="string">
              <text:p text:style-name="P36">id</text:p>
            </table:table-cell>
            <table:table-cell table:style-name="Tabella10.A1" office:value-type="string">
              <text:p text:style-name="P36">cliente</text:p>
            </table:table-cell>
            <table:table-cell table:style-name="Tabella10.A1" office:value-type="string">
              <text:p text:style-name="P36">prodotto</text:p>
            </table:table-cell>
            <table:table-cell table:style-name="Tabella10.A1" office:value-type="string">
              <text:p text:style-name="P36">quantità</text:p>
            </table:table-cell>
          </table:table-row>
        </table:table-header-rows>
      </table:table>
      <text:p text:style-name="P5"/>
      <text:p text:style-name="P5">La seguente query eliminerà tutte le righe dalla tabella ordini:</text:p>
      <text:p text:style-name="P16"/>
      <text:p text:style-name="P10"><text:span text:style-name="T6">DELETE</text:span><text:span text:style-name="T3"> </text:span><text:span text:style-name="T6">FROM</text:span><text:span text:style-name="T3"> ordini;<text:line-break/></text:span></text:p>
      <text:p text:style-name="P12"/>
      <text:h text:style-name="P46" text:outline-level="2"><text:bookmark text:name="_fbn7h9culn6b"/>MERGE</text:h>
      <text:p text:style-name="P49">https://www.sqlshack.com/understanding-the-sql-merge-statement/</text:p>
      <text:p text:style-name="P5">Il comando MERGE viene utilizzato per combinare i dati da due tabelle.</text:p>
      <text:p text:style-name="P3"><text:span text:style-name="T21">Il comando </text:span><text:span text:style-name="Source_20_Text"><text:span text:style-name="T1">MERGE</text:span></text:span><text:span text:style-name="T22"> </text:span><text:span text:style-name="T21">in SQL Server è utilizzato per eseguire operazioni di inserimento, aggiornamento o eliminazione basate su una condizione di corrispondenza specificata tra la tabella di destinazione (target table) e la tabella di origine (source table). Questo comando è utile quando è necessario sincronizzare o aggiornare dati tra due tabelle in base a una condizione specifica.</text:span><text:span text:style-name="T1"> </text:span></text:p>
      <text:p text:style-name="P4">Pseudocodice</text:p>
      <text:p text:style-name="P10"><text:span text:style-name="T10">MERGE</text:span><text:span text:style-name="T11"> target_table </text:span><text:span text:style-name="T10">AS</text:span><text:span text:style-name="T11"> </text:span><text:span text:style-name="T10">target</text:span></text:p>
      <text:p text:style-name="P1"><text:span text:style-name="T10">USING</text:span><text:span text:style-name="T11"> source_table </text:span><text:span text:style-name="T10">AS</text:span><text:span text:style-name="T11"> </text:span><text:span text:style-name="T27">source</text:span></text:p>
      <text:p text:style-name="P1"><text:soft-page-break/><text:span text:style-name="T10">ON</text:span><text:span text:style-name="T11"> condition</text:span></text:p>
      <text:p text:style-name="P1"><text:span text:style-name="T10">WHEN</text:span><text:span text:style-name="T11"> </text:span><text:span text:style-name="T27">MATCHED</text:span><text:span text:style-name="T11"> </text:span><text:span text:style-name="T10">THEN</text:span></text:p>
      <text:p text:style-name="P1"><text:span text:style-name="T11"><text:s text:c="4"/></text:span><text:span text:style-name="T12">UPDATE</text:span><text:span text:style-name="T11"> </text:span><text:span text:style-name="T10">SET</text:span><text:span text:style-name="T11"> column1 </text:span><text:span text:style-name="T27">=</text:span><text:span text:style-name="T11"> value1</text:span><text:span text:style-name="T27">,</text:span><text:span text:style-name="T11"> column2 </text:span><text:span text:style-name="T27">=</text:span><text:span text:style-name="T11"> value2</text:span><text:span text:style-name="T27">,</text:span><text:span text:style-name="T11"> </text:span><text:span text:style-name="T27">...</text:span></text:p>
      <text:p text:style-name="P1"><text:span text:style-name="T10">WHEN</text:span><text:span text:style-name="T11"> </text:span><text:span text:style-name="T27">NOT</text:span><text:span text:style-name="T11"> </text:span><text:span text:style-name="T27">MATCHED</text:span><text:span text:style-name="T11"> </text:span><text:span text:style-name="T10">THEN</text:span></text:p>
      <text:p text:style-name="P1"><text:span text:style-name="T11"><text:s text:c="4"/></text:span><text:span text:style-name="T10">INSERT </text:span><text:span text:style-name="T27">(</text:span><text:span text:style-name="T11">column1</text:span><text:span text:style-name="T27">,</text:span><text:span text:style-name="T11"> column2</text:span><text:span text:style-name="T27">,</text:span><text:span text:style-name="T11"> </text:span><text:span text:style-name="T27">...)</text:span></text:p>
      <text:p text:style-name="P1"><text:span text:style-name="T11"><text:s text:c="4"/></text:span><text:span text:style-name="T10">VALUES </text:span><text:span text:style-name="T27">(</text:span><text:span text:style-name="T11">value1</text:span><text:span text:style-name="T27">,</text:span><text:span text:style-name="T11"> value2</text:span><text:span text:style-name="T27">,</text:span><text:span text:style-name="T11"> </text:span><text:span text:style-name="T27">...);</text:span></text:p>
      <text:p text:style-name="P12"/>
      <text:p text:style-name="P54">Dove:</text:p>
      <text:list xml:id="list2802506654462983650" text:style-name="L1">
        <text:list-item>
          <text:p text:style-name="P55"><text:span text:style-name="Source_20_Text">target_table</text:span>: È la tabella di destinazione, cioè la tabella in cui si desidera eseguire le operazioni di inserimento, aggiornamento o eliminazione.</text:p>
        </text:list-item>
        <text:list-item>
          <text:p text:style-name="P55"><text:span text:style-name="Source_20_Text">source_table</text:span>: È la tabella di origine, cioè la tabella che fornisce i dati per l'inserimento, l'aggiornamento o l'eliminazione.</text:p>
        </text:list-item>
        <text:list-item>
          <text:p text:style-name="P55"><text:span text:style-name="Source_20_Text">condition</text:span>: È la condizione di corrispondenza che determina quando le righe nella tabella di destinazione corrispondono alle righe nella tabella di origine.</text:p>
        </text:list-item>
        <text:list-item>
          <text:p text:style-name="P55"><text:span text:style-name="Source_20_Text">WHEN MATCHED</text:span>: Specifica cosa fare quando esiste una corrispondenza tra la tabella di destinazione e la tabella di origine.</text:p>
        </text:list-item>
        <text:list-item>
          <text:p text:style-name="P58"><text:span text:style-name="Source_20_Text">WHEN NOT MATCHED</text:span>: Specifica cosa fare quando non esiste una corrispondenza tra la tabella di destinazione e la tabella di origine.</text:p>
        </text:list-item>
      </text:list>
      <text:p text:style-name="P12"><text:line-break/></text:p>
      <text:p text:style-name="P4">Esempio</text:p>
      <text:p text:style-name="P5">Supponiamo di avere due tabelle ordini_vecchi e ordini_nuovi con le seguenti colonne:</text:p>
      <table:table table:name="Tabella11" table:style-name="Tabella11">
        <table:table-column table:style-name="Tabella11.A" table:number-columns-repeated="4"/>
        <table:table-header-rows>
          <table:table-row table:style-name="Tabella11.1">
            <table:table-cell table:style-name="Tabella11.A1" office:value-type="string">
              <text:p text:style-name="P36">id</text:p>
            </table:table-cell>
            <table:table-cell table:style-name="Tabella11.A1" office:value-type="string">
              <text:p text:style-name="P36">cliente</text:p>
            </table:table-cell>
            <table:table-cell table:style-name="Tabella11.A1" office:value-type="string">
              <text:p text:style-name="P36">prodotto</text:p>
            </table:table-cell>
            <table:table-cell table:style-name="Tabella11.A1" office:value-type="string">
              <text:p text:style-name="P36">quantità</text:p>
            </table:table-cell>
          </table:table-row>
        </table:table-header-rows>
      </table:table>
      <text:p text:style-name="P5"/>
      <text:p text:style-name="P5">La seguente query aggiornerà le righe della tabella ordini_vecchi con i dati della tabella ordini_nuovi, se le due righe hanno lo stesso valore per la colonna id:</text:p>
      <text:p text:style-name="P10"><text:span text:style-name="T6">MERGE</text:span><text:span text:style-name="T3"> </text:span><text:span text:style-name="T6">INTO</text:span><text:span text:style-name="T3"> ordini_vecchi<text:line-break/></text:span><text:span text:style-name="T6">USING</text:span><text:span text:style-name="T3"> ordini_nuovi<text:line-break/></text:span><text:span text:style-name="T6">ON</text:span><text:span text:style-name="T3"> ordini_vecchi.id = ordini_nuovi.id<text:line-break/></text:span><text:span text:style-name="T6">WHEN</text:span><text:span text:style-name="T3"> MATCHED </text:span><text:span text:style-name="T6">THEN</text:span><text:span text:style-name="T3"> UPDATE </text:span><text:span text:style-name="T6">SET</text:span><text:span text:style-name="T3"><text:line-break/> <text:s/>ordini_vecchi.cliente = ordini_nuovi.cliente,<text:line-break/> <text:s/>ordini_vecchi.prodotto = ordini_nuovi.prodotto,<text:line-break/> <text:s/>ordini_vecchi.quantità = ordini_nuovi.quantità;<text:line-break/></text:span></text:p>
      <text:p text:style-name="P12"/>
      <text:p text:style-name="P12">altro esempio: </text:p>
      <text:p text:style-name="P12"/>
      <text:p text:style-name="P10"><text:span text:style-name="T15">Supponiamo di avere una tabella di destinazione chiamata </text:span><text:span text:style-name="Source_20_Text"><text:span text:style-name="T1">TargetTable</text:span></text:span><text:span text:style-name="T18"> </text:span><text:span text:style-name="T15">e una tabella di origine chiamata </text:span><text:span text:style-name="Source_20_Text"><text:span text:style-name="T1">SourceTable</text:span></text:span><text:span text:style-name="T15">, entrambe con una colonna </text:span><text:span text:style-name="Source_20_Text"><text:span text:style-name="T1">ID</text:span></text:span><text:span text:style-name="T15">. Vogliamo aggiornare le righe esistenti in </text:span><text:span text:style-name="Source_20_Text"><text:span text:style-name="T1">TargetTable</text:span></text:span><text:span text:style-name="T18"> </text:span><text:span text:style-name="T15">e inserire le nuove righe dalla </text:span><text:span text:style-name="Source_20_Text"><text:span text:style-name="T1">SourceTable</text:span></text:span><text:span text:style-name="T18"> </text:span><text:span text:style-name="T15">in base all'</text:span><text:span text:style-name="Source_20_Text"><text:span text:style-name="T1">ID</text:span></text:span><text:span text:style-name="T15">. La query </text:span><text:span text:style-name="Source_20_Text"><text:span text:style-name="T1">MERGE</text:span></text:span><text:span text:style-name="T18"> </text:span><text:span text:style-name="T15">potrebbe apparire così:</text:span><text:span text:style-name="T3"> </text:span></text:p>
      <text:p text:style-name="P12"><text:soft-page-break/></text:p>
      <text:p text:style-name="P10"><text:span text:style-name="T10">MERGE</text:span><text:span text:style-name="T11"> TargetTable </text:span><text:span text:style-name="T10">AS</text:span><text:span text:style-name="T11"> </text:span><text:span text:style-name="T10">target</text:span></text:p>
      <text:p text:style-name="P1"><text:span text:style-name="T10">USING</text:span><text:span text:style-name="T11"> SourceTable </text:span><text:span text:style-name="T10">AS</text:span><text:span text:style-name="T11"> </text:span><text:span text:style-name="T27">source</text:span></text:p>
      <text:p text:style-name="P1"><text:span text:style-name="T10">ON</text:span><text:span text:style-name="T11"> </text:span><text:span text:style-name="T10">target</text:span><text:span text:style-name="T27">.</text:span><text:span text:style-name="T11">ID </text:span><text:span text:style-name="T27">=</text:span><text:span text:style-name="T11"> </text:span><text:span text:style-name="T27">source.</text:span><text:span text:style-name="T11">ID</text:span></text:p>
      <text:p text:style-name="P1"><text:span text:style-name="T10">WHEN</text:span><text:span text:style-name="T11"> </text:span><text:span text:style-name="T27">MATCHED</text:span><text:span text:style-name="T11"> </text:span><text:span text:style-name="T10">THEN</text:span></text:p>
      <text:p text:style-name="P1"><text:span text:style-name="T11"><text:s text:c="4"/></text:span><text:span text:style-name="T12">UPDATE</text:span><text:span text:style-name="T11"> </text:span><text:span text:style-name="T10">SET</text:span><text:span text:style-name="T11"> </text:span><text:span text:style-name="T10">target</text:span><text:span text:style-name="T27">.</text:span><text:span text:style-name="T11">ColumnName </text:span><text:span text:style-name="T27">=</text:span><text:span text:style-name="T11"> </text:span><text:span text:style-name="T27">source.</text:span><text:span text:style-name="T11">ColumnName</text:span></text:p>
      <text:p text:style-name="P1"><text:span text:style-name="T10">WHEN</text:span><text:span text:style-name="T11"> </text:span><text:span text:style-name="T27">NOT</text:span><text:span text:style-name="T11"> </text:span><text:span text:style-name="T27">MATCHED</text:span><text:span text:style-name="T11"> </text:span><text:span text:style-name="T10">THEN</text:span></text:p>
      <text:p text:style-name="P1"><text:span text:style-name="T11"><text:s text:c="4"/></text:span><text:span text:style-name="T10">INSERT </text:span><text:span text:style-name="T27">(</text:span><text:span text:style-name="T11">ID</text:span><text:span text:style-name="T27">,</text:span><text:span text:style-name="T11"> ColumnName</text:span><text:span text:style-name="T27">)</text:span></text:p>
      <text:p text:style-name="P1"><text:span text:style-name="T11"><text:s text:c="4"/></text:span><text:span text:style-name="T10">VALUES </text:span><text:span text:style-name="T27">(source.</text:span><text:span text:style-name="T11">ID</text:span><text:span text:style-name="T27">,</text:span><text:span text:style-name="T11"> </text:span><text:span text:style-name="T27">source.</text:span><text:span text:style-name="T11">ColumnName</text:span><text:span text:style-name="T27">);</text:span></text:p>
      <text:p text:style-name="P12"/>
      <text:p text:style-name="P10"><text:span text:style-name="T15">In questo esempio, le righe con lo stesso </text:span><text:span text:style-name="Source_20_Text"><text:span text:style-name="T1">ID</text:span></text:span><text:span text:style-name="T18"> </text:span><text:span text:style-name="T15">vengono aggiornate, mentre le nuove righe con </text:span><text:span text:style-name="Source_20_Text"><text:span text:style-name="T1">ID</text:span></text:span><text:span text:style-name="T18"> </text:span><text:span text:style-name="T15">non presente in </text:span><text:span text:style-name="Source_20_Text"><text:span text:style-name="T1">TargetTable</text:span></text:span><text:span text:style-name="T18"> </text:span><text:span text:style-name="T15">vengono inserite. La clausola </text:span><text:span text:style-name="Source_20_Text"><text:span text:style-name="T1">UPDATE SET</text:span></text:span><text:span text:style-name="T18"> </text:span><text:span text:style-name="T15">specifica quali colonne aggiornare quando una corrispondenza è trovata.</text:span><text:span text:style-name="T3"> </text:span></text:p>
      <text:p text:style-name="P4"/>
      <text:h text:style-name="P46" text:outline-level="2"><text:bookmark text:name="_vn14jkpvqitq"/>SUBQUERIES</text:h>
      <text:p text:style-name="P5">Le sottoquery sono query contenute all'interno di altre query.</text:p>
      <text:p text:style-name="P4">Pseudocodice</text:p>
      <text:p text:style-name="P10"><text:span text:style-name="T6">SELECT</text:span><text:span text:style-name="T3"><text:line-break/> <text:s/>colonna1,<text:line-break/> <text:s/>colonna2,<text:line-break/> <text:s/>...<text:line-break/></text:span><text:span text:style-name="T6">FROM</text:span><text:span text:style-name="T3"><text:line-break/> <text:s/>tabella<text:line-break/></text:span><text:span text:style-name="T6">WHERE</text:span><text:span text:style-name="T3"> condizione = (<text:line-break/> <text:s text:c="3"/></text:span><text:span text:style-name="T6">SELECT</text:span><text:span text:style-name="T3"><text:line-break/> <text:s text:c="5"/>colonna1,<text:line-break/> <text:s text:c="5"/>colonna2,<text:line-break/> <text:s text:c="5"/>...<text:line-break/> <text:s text:c="3"/></text:span><text:span text:style-name="T6">FROM</text:span><text:span text:style-name="T3"><text:line-break/> <text:s text:c="5"/>tabella<text:line-break/> <text:s text:c="3"/></text:span><text:span text:style-name="T6">WHERE</text:span><text:span text:style-name="T3"> condizione<text:line-break/> <text:s/>);<text:line-break/></text:span></text:p>
      <text:p text:style-name="P4">Esempio</text:p>
      <text:p text:style-name="P5">Supponiamo di avere una tabella ordini con le seguenti colonne:</text:p>
      <table:table table:name="Tabella12" table:style-name="Tabella12">
        <table:table-column table:style-name="Tabella12.A" table:number-columns-repeated="4"/>
        <table:table-header-rows>
          <table:table-row table:style-name="Tabella12.1">
            <table:table-cell table:style-name="Tabella12.A1" office:value-type="string">
              <text:p text:style-name="P36">id</text:p>
            </table:table-cell>
            <table:table-cell table:style-name="Tabella12.A1" office:value-type="string">
              <text:p text:style-name="P36">cliente</text:p>
            </table:table-cell>
            <table:table-cell table:style-name="Tabella12.A1" office:value-type="string">
              <text:p text:style-name="P36">prodotto</text:p>
            </table:table-cell>
            <table:table-cell table:style-name="Tabella12.A1" office:value-type="string">
              <text:p text:style-name="P36">quantità</text:p>
            </table:table-cell>
          </table:table-row>
        </table:table-header-rows>
      </table:table>
      <text:p text:style-name="P5"/>
      <text:p text:style-name="P5">La seguente query restituirà i nomi dei clienti che hanno effettuato più di un ordine:</text:p>
      <text:p text:style-name="P10"><text:soft-page-break/><text:span text:style-name="T6">SELECT</text:span><text:span text:style-name="T3"><text:line-break/> <text:s/>cliente<text:line-break/></text:span><text:span text:style-name="T6">FROM</text:span><text:span text:style-name="T3"><text:line-break/> <text:s/>(<text:line-break/> <text:s text:c="3"/></text:span><text:span text:style-name="T6">SELECT</text:span><text:span text:style-name="T3"><text:line-break/> <text:s text:c="5"/>cliente,<text:line-break/> <text:s text:c="5"/></text:span><text:span text:style-name="T8">COUNT</text:span><text:span text:style-name="T3">(*) </text:span><text:span text:style-name="T6">AS</text:span><text:span text:style-name="T3"> numero_ordini<text:line-break/> <text:s text:c="3"/></text:span><text:span text:style-name="T6">FROM</text:span><text:span text:style-name="T3"><text:line-break/> <text:s text:c="5"/>ordini<text:line-break/> <text:s text:c="3"/></text:span><text:span text:style-name="T6">GROUP</text:span><text:span text:style-name="T3"> </text:span><text:span text:style-name="T6">BY</text:span><text:span text:style-name="T3"><text:line-break/> <text:s text:c="5"/>cliente<text:line-break/> <text:s text:c="3"/></text:span><text:span text:style-name="T6">HAVING</text:span><text:span text:style-name="T3"><text:line-break/> <text:s text:c="5"/>numero_ordini &gt; </text:span><text:span text:style-name="T7">1</text:span><text:span text:style-name="T3"><text:line-break/> <text:s/>) </text:span><text:span text:style-name="T6">AS</text:span><text:span text:style-name="T3"> t;<text:line-break/></text:span></text:p>
      <text:p text:style-name="P10"><text:span text:style-name="T3"/></text:p>
      <text:h text:style-name="P48" text:outline-level="2">SUBQUERIES CORRELATE </text:h>
      <text:p text:style-name="P53"><text:span text:style-name="T28">Le subquery correlate in SQL sono sottointerrogazioni in cui il risultato di una query dipende dai risultati di un'altra query esterna. In altre parole, una subquery correlata viene eseguita per ogni riga restituita dalla query esterna.</text:span></text:p>
      <text:p text:style-name="P53">Ecco un esempio per spiegare meglio:</text:p>
      <text:p text:style-name="P53">Supponiamo di avere due tabelle: <text:span text:style-name="Source_20_Text">Ordini</text:span> e <text:span text:style-name="Source_20_Text">DettagliOrdine</text:span>. La tabella <text:span text:style-name="Source_20_Text">Ordini</text:span> contiene informazioni sugli ordini, mentre la tabella <text:span text:style-name="Source_20_Text">DettagliOrdine</text:span> contiene i dettagli specifici di ogni ordine.</text:p>
      <text:p text:style-name="P32">CREATE TABLE Ordini (</text:p>
      <text:p text:style-name="P32">IDOrdine INT PRIMARY KEY,</text:p>
      <text:p text:style-name="P32">DataOrdine DATE,</text:p>
      <text:p text:style-name="P32">ClienteID INT</text:p>
      <text:p text:style-name="P32">);</text:p>
      <text:p text:style-name="P32"/>
      <text:p text:style-name="P31"><text:span text:style-name="T10">CREATE</text:span><text:span text:style-name="T11"> </text:span><text:span text:style-name="T10">TABLE</text:span><text:span text:style-name="T11"> DettagliOrdine</text:span><text:span text:style-name="T10"> </text:span><text:span text:style-name="T27">(</text:span></text:p>
      <text:p text:style-name="P31"><text:span text:style-name="T11"><text:s text:c="4"/>IDDettaglio </text:span><text:span text:style-name="T10">INT</text:span><text:span text:style-name="T11"> </text:span><text:span text:style-name="T10">PRIMARY</text:span><text:span text:style-name="T11"> </text:span><text:span text:style-name="T10">KEY</text:span><text:span text:style-name="T27">,</text:span></text:p>
      <text:p text:style-name="P31"><text:span text:style-name="T11"><text:s text:c="4"/>IDOrdine </text:span><text:span text:style-name="T10">INT</text:span><text:span text:style-name="T27">,</text:span></text:p>
      <text:p text:style-name="P31"><text:span text:style-name="T11"><text:s text:c="4"/>ProdottoID </text:span><text:span text:style-name="T10">INT</text:span><text:span text:style-name="T27">,</text:span></text:p>
      <text:p text:style-name="P31"><text:span text:style-name="T11"><text:s text:c="4"/>Quantita </text:span><text:span text:style-name="T10">INT</text:span><text:span text:style-name="T27">,</text:span></text:p>
      <text:p text:style-name="P31"><text:span text:style-name="T11"><text:s text:c="4"/>Prezzo </text:span><text:span text:style-name="T10">DECIMAL</text:span><text:span text:style-name="T27">(</text:span><text:span text:style-name="T11">10</text:span><text:span text:style-name="T27">,</text:span><text:span text:style-name="T11"> 2</text:span><text:span text:style-name="T27">)</text:span></text:p>
      <text:p text:style-name="P31"><text:span text:style-name="T27">);</text:span></text:p>
      <text:p text:style-name="P53"><text:span text:style-name="T14">supponiamo che vogliamo trovare tutti gli ordini in cui la quantità totale di prodotti è superiore a una certa soglia. In questo caso, possiamo utilizzare una subquery correlata per ottenere questo risultato. La query potrebbe apparire così:</text:span> </text:p>
      <text:p text:style-name="P30"><text:span text:style-name="T10">SELECT</text:span><text:span text:style-name="T11"> IDOrdine</text:span><text:span text:style-name="T27">,</text:span><text:span text:style-name="T11"> DataOrdine</text:span></text:p>
      <text:p text:style-name="P30"><text:soft-page-break/><text:span text:style-name="T10">FROM</text:span><text:span text:style-name="T11"> Ordini o</text:span></text:p>
      <text:p text:style-name="P31"><text:span text:style-name="T10">WHERE </text:span><text:span text:style-name="T27">(</text:span></text:p>
      <text:p text:style-name="P31"><text:span text:style-name="T11"><text:s text:c="4"/></text:span><text:span text:style-name="T10">SELECT</text:span><text:span text:style-name="T11"> </text:span><text:span text:style-name="T12">SUM</text:span><text:span text:style-name="T27">(</text:span><text:span text:style-name="T11">Quantita</text:span><text:span text:style-name="T27">)</text:span></text:p>
      <text:p text:style-name="P31"><text:span text:style-name="T11"><text:s text:c="4"/></text:span><text:span text:style-name="T10">FROM</text:span><text:span text:style-name="T11"> DettagliOrdine</text:span></text:p>
      <text:p text:style-name="P31"><text:span text:style-name="T11"><text:s text:c="4"/></text:span><text:span text:style-name="T10">WHERE</text:span><text:span text:style-name="T11"> IDOrdine </text:span><text:span text:style-name="T27">=</text:span><text:span text:style-name="T11"> o</text:span><text:span text:style-name="T27">.</text:span><text:span text:style-name="T11">IDOrdine</text:span></text:p>
      <text:p text:style-name="P31"><text:span text:style-name="T27">)</text:span><text:span text:style-name="T11"> </text:span><text:span text:style-name="T27">&gt;</text:span><text:span text:style-name="T11"> 100</text:span><text:span text:style-name="T27">;</text:span></text:p>
      <text:p text:style-name="P31"><text:span text:style-name="T27"/></text:p>
      <text:p text:style-name="P52">La query esterna seleziona gli ordini dalla tabella <text:span text:style-name="Source_20_Text">Ordini</text:span>.</text:p>
      <text:list xml:id="list2701824858818797575" text:style-name="L2">
        <text:list-item>
          <text:p text:style-name="P56">La subquery correlata viene eseguita per ogni riga restituita dalla query esterna. La subquery calcola la somma delle quantità di prodotti per l'ordine specifico associato alla riga corrente della query esterna.</text:p>
        </text:list-item>
        <text:list-item>
          <text:p text:style-name="P59">La clausola <text:span text:style-name="Source_20_Text">WHERE</text:span> della query esterna filtra gli ordini in base alla condizione che la somma delle quantità di prodotti sia superiore a 100.</text:p>
        </text:list-item>
      </text:list>
      <text:p text:style-name="P57">Le subquery correlate sono utili quando è necessario eseguire una query che coinvolge più tabelle e quando la condizione di filtraggio dipende dai risultati di una sottoquery basata su valori della riga corrente della query esterna.</text:p>
      <text:p text:style-name="P52"/>
      <text:h text:style-name="P47" text:outline-level="2">LIKE / NOT LIKE</text:h>
      <text:p text:style-name="P50"><text:span text:style-name="T14">l'operatore </text:span><text:span text:style-name="Source_20_Text">LIKE</text:span><text:span text:style-name="T13"> </text:span><text:span text:style-name="T14">viene utilizzato per confrontare una colonna di testo con un modello di stringa utilizzando caratteri jolly (wildcard) per rappresentare parte o tutto del testo. Le wildcard più comuni sono </text:span><text:span text:style-name="Source_20_Text">%</text:span><text:span text:style-name="T13"> </text:span><text:span text:style-name="T14">(percentuale) e </text:span><text:span text:style-name="Source_20_Text">_</text:span> </text:p>
      <text:p text:style-name="P50"/>
      <text:h text:style-name="P42" text:outline-level="3">Esempio 1: Utilizzo di <text:span text:style-name="Source_20_Text">%</text:span> come wildcard</text:h>
      <text:p text:style-name="P50">-- Seleziona tutte le righe dove la colonna 'nome' inizia con 'Jo'</text:p>
      <text:p text:style-name="P50">SELECT * FROM utenti WHERE nome LIKE 'Jo%';</text:p>
      <text:p text:style-name="P50"><text:span text:style-name="T14">In questo caso, la query selezionerà tutte le righe dalla tabella "utenti" dove il valore nella colonna "nome" inizia con 'Jo'.</text:span> </text:p>
      <text:p text:style-name="P50"/>
      <text:h text:style-name="P42" text:outline-level="3">Esempio 2: Utilizzo di <text:span text:style-name="Source_20_Text">%</text:span> come wildcard a metà della stringa</text:h>
      <text:p text:style-name="P50">-- Seleziona tutte le righe dove la colonna 'città' contiene 'burg'</text:p>
      <text:p text:style-name="P50"><text:soft-page-break/>SELECT * FROM indirizzi WHERE città LIKE '%burg%';</text:p>
      <text:p text:style-name="P50"><text:span text:style-name="T14">Questa query seleziona tutte le righe dalla tabella "indirizzi" dove il valore nella colonna "città" contiene la sottostringa 'burg' da qualche parte nel mezzo.</text:span> </text:p>
      <text:p text:style-name="P50"/>
      <text:h text:style-name="P42" text:outline-level="3">Esempio 3: Utilizzo di <text:span text:style-name="Source_20_Text">_</text:span> come wildcard per un singolo carattere</text:h>
      <text:p text:style-name="P50">-- Seleziona tutte le righe dove la colonna 'password' ha il secondo carattere 'a'</text:p>
      <text:p text:style-name="P50">SELECT * FROM utenti WHERE password LIKE '_a%';</text:p>
      <text:p text:style-name="P50"><text:span text:style-name="T14">Questa query seleziona tutte le righe dalla tabella "utenti" dove il secondo carattere nella colonna "password" è 'a'.</text:span> </text:p>
      <text:p text:style-name="P50"/>
      <text:p text:style-name="P50"><text:span text:style-name="T14">La sintassi </text:span><text:span text:style-name="Source_20_Text">[...]</text:span><text:span text:style-name="T13"> </text:span><text:span text:style-name="T14">all'interno di un'espressione </text:span><text:span text:style-name="Source_20_Text">LIKE</text:span><text:span text:style-name="T13"> </text:span><text:span text:style-name="T14">in SQL viene utilizzata per definire un insieme di caratteri possibili in una posizione specifica di una stringa. Gli insiemi di caratteri possono contenere un elenco di caratteri o un intervallo di caratteri. Questo è noto come "character class" o "caratteri set" e può essere utilizzato per definire pattern più specifici nelle tue query.</text:span> </text:p>
      <text:h text:style-name="P42" text:outline-level="3">Esempio 4: Utilizzo di <text:span text:style-name="Source_20_Text">[...]</text:span> per un set di caratteri</text:h>
      <text:p text:style-name="P50">-- Seleziona tutte le righe dove la colonna 'nome' inizia con 'A' o 'B'</text:p>
      <text:p text:style-name="P50">SELECT * FROM utenti WHERE nome LIKE '[AB]%';</text:p>
      <text:p text:style-name="P50"><text:span text:style-name="T14">Questa query selezionerà tutte le righe dalla tabella "utenti" dove il valore nella colonna "nome" inizia con 'A' o 'B'.</text:span> </text:p>
      <text:p text:style-name="P50"/>
      <text:h text:style-name="P42" text:outline-level="3">Esempio 5: Utilizzo di <text:span text:style-name="Source_20_Text">^</text:span> all'interno di <text:span text:style-name="Source_20_Text">[...]</text:span> per negare un set di caratteri</text:h>
      <text:h text:style-name="P42" text:outline-level="3">-- Seleziona tutte le righe dove la colonna 'città' non inizia con 'N','e', o 'w'</text:h>
      <text:p text:style-name="P50">SELECT * FROM indirizzi WHERE città LIKE '[^New]%';</text:p>
      <text:p text:style-name="P50"><text:soft-page-break/></text:p>
      <text:p text:style-name="P50"><text:span text:style-name="T14">Questa query selezionerà tutte le righe dalla tabella "indirizzi" dove il valore nella colonna "città" non inizia con 'New'.</text:span> </text:p>
      <text:p text:style-name="P50"/>
      <text:p text:style-name="P50">Altri esempi: </text:p>
      <text:p text:style-name="P51">-- Seleziona tutte le righe dove la colonna 'codice' inizia con un carattere compreso tra 'A' e 'F'</text:p>
      <text:p text:style-name="P50">SELECT * FROM prodotti WHERE codice LIKE '[A-F]%';</text:p>
      <text:p text:style-name="P50"/>
      <text:p text:style-name="P50">-- Seleziona tutte le righe dove la colonna 'nome' inizia con 'A' o 'B'</text:p>
      <text:p text:style-name="P50">SELECT * FROM utenti WHERE nome LIKE '[AB]%';</text:p>
      <text:p text:style-name="P50"/>
      <text:p text:style-name="P50">-- Seleziona tutte le righe dove la colonna 'città' inizia con una lettera diversa da 'N', 'e' o 'w'</text:p>
      <text:p text:style-name="P50">SELECT * FROM indirizzi WHERE città LIKE '[^New]%';</text:p>
      <text:p text:style-name="P50"/>
      <text:p text:style-name="P50">-- Seleziona tutte le righe dove la colonna 'nome' contiene una vocale</text:p>
      <text:p text:style-name="P50">SELECT * FROM utenti WHERE nome LIKE '[aei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zh" style:country-asian="CN" style:font-size-complex="11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Arial" fo:font-size="11pt" fo:language="it" fo:country="IT"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423cm" fo:line-height="100%" fo:background-color="#ffffff" fo:padding="0cm" fo:border="none">
        <style:background-image/>
      </style:paragraph-properties>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397cm" fo:margin-bottom="0.397cm" fo:line-height="100%" fo:background-color="#ffffff" fo:padding="0cm" fo:border="none">
        <style:background-image/>
      </style:paragraph-properties>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23cm" fo:margin-bottom="0.423cm" fo:line-height="100%" fo:background-color="#ffffff" fo:padding="0cm" fo:border="none">
        <style:background-image/>
      </style:paragraph-properties>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5cm" fo:margin-bottom="0.45cm" fo:line-height="100%" fo:background-color="#ffffff" fo:padding="0cm" fo:border="none">
        <style:background-image/>
      </style:paragraph-properties>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45cm" fo:margin-bottom="0.45cm" fo:line-height="100%" fo:background-color="#ffffff" fo:padding="0cm" fo:border="none">
        <style:background-image/>
      </style:paragraph-properties>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Text_20_body" style:default-outline-level="6" style:list-style-name="" style:class="text">
      <style:paragraph-properties fo:margin-top="0.635cm" fo:margin-bottom="0.635cm" fo:line-height="100%" fo:background-color="#ffffff" fo:padding="0cm" fo:border="none">
        <style:background-image/>
      </style:paragraph-properties>
      <style:text-properties fo:font-size="8pt" fo:font-style="normal" fo:font-weight="bold" style:font-size-asian="8pt" style:font-style-asian="normal" style:font-weight-asian="bold" style:font-size-complex="8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953cm"/>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10T22:03:54.29</dc:date>
    <dc:creator>Lorenzo Rappuoli</dc:creator>
    <meta:generator>OpenOffice/4.1.5$Win32 OpenOffice.org_project/415m1$Build-9789</meta:generator>
    <meta:editing-duration>PT6H51M36S</meta:editing-duration>
    <meta:editing-cycles>7</meta:editing-cycles>
    <meta:document-statistic meta:table-count="12" meta:image-count="0" meta:object-count="0" meta:page-count="23" meta:paragraph-count="413" meta:word-count="3039" meta:character-count="20176"/>
  </office:meta>
</office:document-meta>
</file>